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75.91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_DenseNet201_do0.3_doc0.4_avg-epoch002-val_acc1.000000-val_loss0.006070-D0_before-D14_D0_before-D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ct_name</text:p>
          </table:table-cell>
          <table:table-cell office:value-type="string" calcext:value-type="string">
            <text:p>ground_truth</text:p>
          </table:table-cell>
          <table:table-cell office:value-type="string" calcext:value-type="string">
            <text:p>predicted_class</text:p>
          </table:table-cell>
          <table:table-cell office:value-type="string" calcext:value-type="string">
            <text:p>prob_healthy</text:p>
          </table:table-cell>
          <table:table-cell office:value-type="string" calcext:value-type="string">
            <text:p>prob_pathological</text:p>
          </table:table-cell>
          <table:table-cell office:value-type="string" calcext:value-type="string">
            <text:p>is_correct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14-4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5561502" calcext:value-type="float">
            <text:p>0.000355615</text:p>
          </table:table-cell>
          <table:table-cell office:value-type="float" office:value="0.9996444" calcext:value-type="float">
            <text:p>0.99964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9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2664" calcext:value-type="float">
            <text:p>0.9982664</text:p>
          </table:table-cell>
          <table:table-cell office:value-type="float" office:value="0.0017335741" calcext:value-type="float">
            <text:p>0.00173357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8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5" calcext:value-type="float">
            <text:p>0.9999975</text:p>
          </table:table-cell>
          <table:table-cell office:value-type="float" office:value="0.000002545877" calcext:value-type="float">
            <text:p>2.54587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5-3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75" calcext:value-type="float">
            <text:p>0.9998275</text:p>
          </table:table-cell>
          <table:table-cell office:value-type="float" office:value="0.0001724949" calcext:value-type="float">
            <text:p>0.00017249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4-18-0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0.00000023825918" calcext:value-type="float">
            <text:p>2.3825918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6-47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4813" calcext:value-type="float">
            <text:p>0.99914813</text:p>
          </table:table-cell>
          <table:table-cell office:value-type="float" office:value="0.00085183093" calcext:value-type="float">
            <text:p>0.00085183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58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284" calcext:value-type="float">
            <text:p>0.9996284</text:p>
          </table:table-cell>
          <table:table-cell office:value-type="float" office:value="0.00037160836" calcext:value-type="float">
            <text:p>0.00037160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58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455" calcext:value-type="float">
            <text:p>0.9996455</text:p>
          </table:table-cell>
          <table:table-cell office:value-type="float" office:value="0.00035452135" calcext:value-type="float">
            <text:p>0.00035452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34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5774" calcext:value-type="float">
            <text:p>0.99885774</text:p>
          </table:table-cell>
          <table:table-cell office:value-type="float" office:value="0.0011422765" calcext:value-type="float">
            <text:p>0.00114227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6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674" calcext:value-type="float">
            <text:p>0.99996674</text:p>
          </table:table-cell>
          <table:table-cell office:value-type="float" office:value="0.000033306183" calcext:value-type="float">
            <text:p>3.33061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7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1528456" calcext:value-type="float">
            <text:p>0.0002152846</text:p>
          </table:table-cell>
          <table:table-cell office:value-type="float" office:value="0.99978477" calcext:value-type="float">
            <text:p>0.999784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2-59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5" calcext:value-type="float">
            <text:p>0.9999875</text:p>
          </table:table-cell>
          <table:table-cell office:value-type="float" office:value="0.000012516202" calcext:value-type="float">
            <text:p>1.251620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1-4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0993552" calcext:value-type="float">
            <text:p>0.0002099355</text:p>
          </table:table-cell>
          <table:table-cell office:value-type="float" office:value="0.99979013" calcext:value-type="float">
            <text:p>0.99979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4-3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9590796" calcext:value-type="float">
            <text:p>0.0009590796</text:p>
          </table:table-cell>
          <table:table-cell office:value-type="float" office:value="0.9990409" calcext:value-type="float">
            <text:p>0.99904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6-47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915" calcext:value-type="float">
            <text:p>0.99989915</text:p>
          </table:table-cell>
          <table:table-cell office:value-type="float" office:value="0.00010087105" calcext:value-type="float">
            <text:p>0.00010087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02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9522204" calcext:value-type="float">
            <text:p>8.9522204E-05</text:p>
          </table:table-cell>
          <table:table-cell office:value-type="float" office:value="0.9999105" calcext:value-type="float">
            <text:p>0.99991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52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24" calcext:value-type="float">
            <text:p>0.99998724</text:p>
          </table:table-cell>
          <table:table-cell office:value-type="float" office:value="0.000012766991" calcext:value-type="float">
            <text:p>0.0000127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50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48336" calcext:value-type="float">
            <text:p>0.99848336</text:p>
          </table:table-cell>
          <table:table-cell office:value-type="float" office:value="0.0015166221" calcext:value-type="float">
            <text:p>0.00151662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1-03-4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4615847" calcext:value-type="float">
            <text:p>1.4615847E-05</text:p>
          </table:table-cell>
          <table:table-cell office:value-type="float" office:value="0.99998534" calcext:value-type="float">
            <text:p>0.999985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3-03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585" calcext:value-type="float">
            <text:p>0.99983585</text:p>
          </table:table-cell>
          <table:table-cell office:value-type="float" office:value="0.00016412097" calcext:value-type="float">
            <text:p>0.0001641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37-1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4180106" calcext:value-type="float">
            <text:p>0.0003418011</text:p>
          </table:table-cell>
          <table:table-cell office:value-type="float" office:value="0.9996582" calcext:value-type="float">
            <text:p>0.99965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2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124" calcext:value-type="float">
            <text:p>0.9998124</text:p>
          </table:table-cell>
          <table:table-cell office:value-type="float" office:value="0.00018758855" calcext:value-type="float">
            <text:p>0.00018758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56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643" calcext:value-type="float">
            <text:p>0.99991643</text:p>
          </table:table-cell>
          <table:table-cell office:value-type="float" office:value="0.00008356031" calcext:value-type="float">
            <text:p>8.35603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7-0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698" calcext:value-type="float">
            <text:p>0.9993698</text:p>
          </table:table-cell>
          <table:table-cell office:value-type="float" office:value="0.00063023594" calcext:value-type="float">
            <text:p>0.0006302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47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29847" calcext:value-type="float">
            <text:p>0.99829847</text:p>
          </table:table-cell>
          <table:table-cell office:value-type="float" office:value="0.0017015695" calcext:value-type="float">
            <text:p>0.00170156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13-2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331568" calcext:value-type="float">
            <text:p>0.0001033157</text:p>
          </table:table-cell>
          <table:table-cell office:value-type="float" office:value="0.99989665" calcext:value-type="float">
            <text:p>0.999896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17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691" calcext:value-type="float">
            <text:p>0.9993691</text:p>
          </table:table-cell>
          <table:table-cell office:value-type="float" office:value="0.0006309283" calcext:value-type="float">
            <text:p>0.0006309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7-0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331" calcext:value-type="float">
            <text:p>0.9990331</text:p>
          </table:table-cell>
          <table:table-cell office:value-type="float" office:value="0.00096697954" calcext:value-type="float">
            <text:p>0.00096697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5-55-2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3750603" calcext:value-type="float">
            <text:p>1.3750603E-05</text:p>
          </table:table-cell>
          <table:table-cell office:value-type="float" office:value="0.9999863" calcext:value-type="float">
            <text:p>0.99998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56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0.00000009911285" calcext:value-type="float">
            <text:p>9.911285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1-2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31615" calcext:value-type="float">
            <text:p>0.0001331615</text:p>
          </table:table-cell>
          <table:table-cell office:value-type="float" office:value="0.99986684" calcext:value-type="float">
            <text:p>0.999866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4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993" calcext:value-type="float">
            <text:p>0.99994993</text:p>
          </table:table-cell>
          <table:table-cell office:value-type="float" office:value="0.000050010913" calcext:value-type="float">
            <text:p>5.001091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58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02" calcext:value-type="float">
            <text:p>0.9999002</text:p>
          </table:table-cell>
          <table:table-cell office:value-type="float" office:value="0.00009980527" calcext:value-type="float">
            <text:p>9.98052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7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7765795" calcext:value-type="float">
            <text:p>6.7765795E-05</text:p>
          </table:table-cell>
          <table:table-cell office:value-type="float" office:value="0.9999323" calcext:value-type="float">
            <text:p>0.99993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4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656" calcext:value-type="float">
            <text:p>0.995656</text:p>
          </table:table-cell>
          <table:table-cell office:value-type="float" office:value="0.004343936" calcext:value-type="float">
            <text:p>0.0043439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2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2515" calcext:value-type="float">
            <text:p>0.9982515</text:p>
          </table:table-cell>
          <table:table-cell office:value-type="float" office:value="0.0017484964" calcext:value-type="float">
            <text:p>0.0017484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7-48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81946497" calcext:value-type="float">
            <text:p>0.000819465</text:p>
          </table:table-cell>
          <table:table-cell office:value-type="float" office:value="0.9991805" calcext:value-type="float">
            <text:p>0.9991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48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54" calcext:value-type="float">
            <text:p>0.999754</text:p>
          </table:table-cell>
          <table:table-cell office:value-type="float" office:value="0.0002459689" calcext:value-type="float">
            <text:p>0.00024596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20-15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997444" calcext:value-type="float">
            <text:p>0.98997444</text:p>
          </table:table-cell>
          <table:table-cell office:value-type="float" office:value="0.010025527" calcext:value-type="float">
            <text:p>0.0100255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45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56" calcext:value-type="float">
            <text:p>0.9999856</text:p>
          </table:table-cell>
          <table:table-cell office:value-type="float" office:value="0.000014414401" calcext:value-type="float">
            <text:p>1.441440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2-03.png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pathological</text:p>
          </table:table-cell>
          <table:table-cell office:value-type="float" office:value="0.46313113" calcext:value-type="float">
            <text:p>0.46313113</text:p>
          </table:table-cell>
          <table:table-cell office:value-type="float" office:value="0.5368689" calcext:value-type="float">
            <text:p>0.5368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5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51515" calcext:value-type="float">
            <text:p>0.99651515</text:p>
          </table:table-cell>
          <table:table-cell office:value-type="float" office:value="0.0034848033" calcext:value-type="float">
            <text:p>0.0034848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07-2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6585394" calcext:value-type="float">
            <text:p>8.6585394E-05</text:p>
          </table:table-cell>
          <table:table-cell office:value-type="float" office:value="0.99991345" calcext:value-type="float">
            <text:p>0.999913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37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79269" calcext:value-type="float">
            <text:p>8.79269E-05</text:p>
          </table:table-cell>
          <table:table-cell office:value-type="float" office:value="0.999912" calcext:value-type="float">
            <text:p>0.9999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8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19" calcext:value-type="float">
            <text:p>0.9999919</text:p>
          </table:table-cell>
          <table:table-cell office:value-type="float" office:value="0.000008131818" calcext:value-type="float">
            <text:p>8.13181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7-49-0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9816505" calcext:value-type="float">
            <text:p>0.0002981651</text:p>
          </table:table-cell>
          <table:table-cell office:value-type="float" office:value="0.9997018" calcext:value-type="float">
            <text:p>0.9997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4-5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3782771" calcext:value-type="float">
            <text:p>0.0013782771</text:p>
          </table:table-cell>
          <table:table-cell office:value-type="float" office:value="0.9986217" calcext:value-type="float">
            <text:p>0.9986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12-3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682922" calcext:value-type="float">
            <text:p>0.0002682922</text:p>
          </table:table-cell>
          <table:table-cell office:value-type="float" office:value="0.9997317" calcext:value-type="float">
            <text:p>0.99973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3-4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1142693" calcext:value-type="float">
            <text:p>0.0011142693</text:p>
          </table:table-cell>
          <table:table-cell office:value-type="float" office:value="0.9988857" calcext:value-type="float">
            <text:p>0.99888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6-3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9283596" calcext:value-type="float">
            <text:p>0.000792836</text:p>
          </table:table-cell>
          <table:table-cell office:value-type="float" office:value="0.9992072" calcext:value-type="float">
            <text:p>0.99920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6-25-1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881503" calcext:value-type="float">
            <text:p>0.0002881503</text:p>
          </table:table-cell>
          <table:table-cell office:value-type="float" office:value="0.9997118" calcext:value-type="float">
            <text:p>0.99971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56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532" calcext:value-type="float">
            <text:p>0.9997532</text:p>
          </table:table-cell>
          <table:table-cell office:value-type="float" office:value="0.0002468619" calcext:value-type="float">
            <text:p>0.00024686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10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01" calcext:value-type="float">
            <text:p>0.9999801</text:p>
          </table:table-cell>
          <table:table-cell office:value-type="float" office:value="0.00001993094" calcext:value-type="float">
            <text:p>1.99309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3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5488" calcext:value-type="float">
            <text:p>0.9985488</text:p>
          </table:table-cell>
          <table:table-cell office:value-type="float" office:value="0.0014512175" calcext:value-type="float">
            <text:p>0.0014512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1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38885" calcext:value-type="float">
            <text:p>0.9938885</text:p>
          </table:table-cell>
          <table:table-cell office:value-type="float" office:value="0.00611153" calcext:value-type="float">
            <text:p>0.006111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1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2170643" calcext:value-type="float">
            <text:p>0.0002217064</text:p>
          </table:table-cell>
          <table:table-cell office:value-type="float" office:value="0.99977833" calcext:value-type="float">
            <text:p>0.99977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7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5644" calcext:value-type="float">
            <text:p>0.99965644</text:p>
          </table:table-cell>
          <table:table-cell office:value-type="float" office:value="0.00034359618" calcext:value-type="float">
            <text:p>0.00034359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4-51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262746" calcext:value-type="float">
            <text:p>0.0003262746</text:p>
          </table:table-cell>
          <table:table-cell office:value-type="float" office:value="0.9996737" calcext:value-type="float">
            <text:p>0.9996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3-01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58" calcext:value-type="float">
            <text:p>0.9998658</text:p>
          </table:table-cell>
          <table:table-cell office:value-type="float" office:value="0.00013415662" calcext:value-type="float">
            <text:p>0.00013415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9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645" calcext:value-type="float">
            <text:p>0.9997645</text:p>
          </table:table-cell>
          <table:table-cell office:value-type="float" office:value="0.00023545258" calcext:value-type="float">
            <text:p>0.00023545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1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7914488" calcext:value-type="float">
            <text:p>0.7914488</text:p>
          </table:table-cell>
          <table:table-cell office:value-type="float" office:value="0.20855123" calcext:value-type="float">
            <text:p>0.20855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8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7587" calcext:value-type="float">
            <text:p>0.99967587</text:p>
          </table:table-cell>
          <table:table-cell office:value-type="float" office:value="0.0003241724" calcext:value-type="float">
            <text:p>0.00032417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06-2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765" calcext:value-type="float">
            <text:p>0.99993765</text:p>
          </table:table-cell>
          <table:table-cell office:value-type="float" office:value="0.000062311345" calcext:value-type="float">
            <text:p>6.231134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9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48" calcext:value-type="float">
            <text:p>0.9999448</text:p>
          </table:table-cell>
          <table:table-cell office:value-type="float" office:value="0.000055221928" calcext:value-type="float">
            <text:p>5.522192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52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384" calcext:value-type="float">
            <text:p>0.9997384</text:p>
          </table:table-cell>
          <table:table-cell office:value-type="float" office:value="0.0002616527" calcext:value-type="float">
            <text:p>0.00026165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08-5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0958758" calcext:value-type="float">
            <text:p>0.0004095876</text:p>
          </table:table-cell>
          <table:table-cell office:value-type="float" office:value="0.99959046" calcext:value-type="float">
            <text:p>0.999590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07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2463103" calcext:value-type="float">
            <text:p>0.000124631</text:p>
          </table:table-cell>
          <table:table-cell office:value-type="float" office:value="0.9998753" calcext:value-type="float">
            <text:p>0.99987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6-32-3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61775316" calcext:value-type="float">
            <text:p>0.0061775316</text:p>
          </table:table-cell>
          <table:table-cell office:value-type="float" office:value="0.99382246" calcext:value-type="float">
            <text:p>0.993822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13-1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2764162" calcext:value-type="float">
            <text:p>0.0002276416</text:p>
          </table:table-cell>
          <table:table-cell office:value-type="float" office:value="0.99977237" calcext:value-type="float">
            <text:p>0.999772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7-17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6013884" calcext:value-type="float">
            <text:p>0.0006601388</text:p>
          </table:table-cell>
          <table:table-cell office:value-type="float" office:value="0.9993399" calcext:value-type="float">
            <text:p>0.99933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3-5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196" calcext:value-type="float">
            <text:p>0.9989196</text:p>
          </table:table-cell>
          <table:table-cell office:value-type="float" office:value="0.0010803589" calcext:value-type="float">
            <text:p>0.00108035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1-40-4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1580965" calcext:value-type="float">
            <text:p>0.0002158097</text:p>
          </table:table-cell>
          <table:table-cell office:value-type="float" office:value="0.9997842" calcext:value-type="float">
            <text:p>0.99978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8-45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244" calcext:value-type="float">
            <text:p>0.9987244</text:p>
          </table:table-cell>
          <table:table-cell office:value-type="float" office:value="0.0012755308" calcext:value-type="float">
            <text:p>0.00127553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5-57-0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7043603" calcext:value-type="float">
            <text:p>2.7043603E-05</text:p>
          </table:table-cell>
          <table:table-cell office:value-type="float" office:value="0.99997294" calcext:value-type="float">
            <text:p>0.99997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00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821" calcext:value-type="float">
            <text:p>0.9995821</text:p>
          </table:table-cell>
          <table:table-cell office:value-type="float" office:value="0.00041790793" calcext:value-type="float">
            <text:p>0.00041790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8-05-5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862542" calcext:value-type="float">
            <text:p>0.0005862542</text:p>
          </table:table-cell>
          <table:table-cell office:value-type="float" office:value="0.9994137" calcext:value-type="float">
            <text:p>0.9994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4-4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949159" calcext:value-type="float">
            <text:p>3.949159E-05</text:p>
          </table:table-cell>
          <table:table-cell office:value-type="float" office:value="0.99996054" calcext:value-type="float">
            <text:p>0.99996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5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4416" calcext:value-type="float">
            <text:p>0.99964416</text:p>
          </table:table-cell>
          <table:table-cell office:value-type="float" office:value="0.0003558721" calcext:value-type="float">
            <text:p>0.00035587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2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243" calcext:value-type="float">
            <text:p>0.9989243</text:p>
          </table:table-cell>
          <table:table-cell office:value-type="float" office:value="0.0010756355" calcext:value-type="float">
            <text:p>0.0010756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7-2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981" calcext:value-type="float">
            <text:p>0.9994981</text:p>
          </table:table-cell>
          <table:table-cell office:value-type="float" office:value="0.0005018553" calcext:value-type="float">
            <text:p>0.00050185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3-49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25567" calcext:value-type="float">
            <text:p>0.99825567</text:p>
          </table:table-cell>
          <table:table-cell office:value-type="float" office:value="0.0017443174" calcext:value-type="float">
            <text:p>0.0017443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8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48" calcext:value-type="float">
            <text:p>0.999648</text:p>
          </table:table-cell>
          <table:table-cell office:value-type="float" office:value="0.0003519811" calcext:value-type="float">
            <text:p>0.00035198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0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34" calcext:value-type="float">
            <text:p>0.9999634</text:p>
          </table:table-cell>
          <table:table-cell office:value-type="float" office:value="0.000036653906" calcext:value-type="float">
            <text:p>3.665390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2-39-4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6430135" calcext:value-type="float">
            <text:p>0.0001643014</text:p>
          </table:table-cell>
          <table:table-cell office:value-type="float" office:value="0.9998357" calcext:value-type="float">
            <text:p>0.9998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5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2928" calcext:value-type="float">
            <text:p>0.9972928</text:p>
          </table:table-cell>
          <table:table-cell office:value-type="float" office:value="0.0027072201" calcext:value-type="float">
            <text:p>0.0027072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1-18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443" calcext:value-type="float">
            <text:p>0.99984443</text:p>
          </table:table-cell>
          <table:table-cell office:value-type="float" office:value="0.00015552907" calcext:value-type="float">
            <text:p>0.00015552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50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38680277" calcext:value-type="float">
            <text:p>3.8680277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4-54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8115637" calcext:value-type="float">
            <text:p>2.8115637E-05</text:p>
          </table:table-cell>
          <table:table-cell office:value-type="float" office:value="0.99997187" calcext:value-type="float">
            <text:p>0.999971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6-2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857384" calcext:value-type="float">
            <text:p>0.0003857384</text:p>
          </table:table-cell>
          <table:table-cell office:value-type="float" office:value="0.99961424" calcext:value-type="float">
            <text:p>0.99961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0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6433" calcext:value-type="float">
            <text:p>0.99946433</text:p>
          </table:table-cell>
          <table:table-cell office:value-type="float" office:value="0.00053570647" calcext:value-type="float">
            <text:p>0.00053570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8-3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3614" calcext:value-type="float">
            <text:p>0.993614</text:p>
          </table:table-cell>
          <table:table-cell office:value-type="float" office:value="0.0063859904" calcext:value-type="float">
            <text:p>0.00638599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5-39-5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35946888" calcext:value-type="float">
            <text:p>0.0035946888</text:p>
          </table:table-cell>
          <table:table-cell office:value-type="float" office:value="0.99640536" calcext:value-type="float">
            <text:p>0.99640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15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1728246" calcext:value-type="float">
            <text:p>4.1728246E-05</text:p>
          </table:table-cell>
          <table:table-cell office:value-type="float" office:value="0.9999583" calcext:value-type="float">
            <text:p>0.99995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0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13" calcext:value-type="float">
            <text:p>0.9999713</text:p>
          </table:table-cell>
          <table:table-cell office:value-type="float" office:value="0.000028731134" calcext:value-type="float">
            <text:p>2.873113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13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715" calcext:value-type="float">
            <text:p>0.9991715</text:p>
          </table:table-cell>
          <table:table-cell office:value-type="float" office:value="0.0008285598" calcext:value-type="float">
            <text:p>0.00082855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3-5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861961" calcext:value-type="float">
            <text:p>0.0004861961</text:p>
          </table:table-cell>
          <table:table-cell office:value-type="float" office:value="0.99951386" calcext:value-type="float">
            <text:p>0.999513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6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7956" calcext:value-type="float">
            <text:p>0.99927956</text:p>
          </table:table-cell>
          <table:table-cell office:value-type="float" office:value="0.0007204129" calcext:value-type="float">
            <text:p>0.0007204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5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99925" calcext:value-type="float">
            <text:p>0.99799925</text:p>
          </table:table-cell>
          <table:table-cell office:value-type="float" office:value="0.002000676" calcext:value-type="float">
            <text:p>0.002000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1-46-4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2849841" calcext:value-type="float">
            <text:p>0.0002284984</text:p>
          </table:table-cell>
          <table:table-cell office:value-type="float" office:value="0.99977154" calcext:value-type="float">
            <text:p>0.99977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13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4547" calcext:value-type="float">
            <text:p>0.9984547</text:p>
          </table:table-cell>
          <table:table-cell office:value-type="float" office:value="0.0015453302" calcext:value-type="float">
            <text:p>0.00154533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3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231841" calcext:value-type="float">
            <text:p>6.231841E-05</text:p>
          </table:table-cell>
          <table:table-cell office:value-type="float" office:value="0.99993765" calcext:value-type="float">
            <text:p>0.999937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6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08" calcext:value-type="float">
            <text:p>0.9999008</text:p>
          </table:table-cell>
          <table:table-cell office:value-type="float" office:value="0.00009912626" calcext:value-type="float">
            <text:p>9.91262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1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7794" calcext:value-type="float">
            <text:p>0.99887794</text:p>
          </table:table-cell>
          <table:table-cell office:value-type="float" office:value="0.0011220071" calcext:value-type="float">
            <text:p>0.00112200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5-56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36151" calcext:value-type="float">
            <text:p>0.000336151</text:p>
          </table:table-cell>
          <table:table-cell office:value-type="float" office:value="0.99966383" calcext:value-type="float">
            <text:p>0.999663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3-15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77" calcext:value-type="float">
            <text:p>0.9999577</text:p>
          </table:table-cell>
          <table:table-cell office:value-type="float" office:value="0.00004232815" calcext:value-type="float">
            <text:p>4.23281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5-11-3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2139932" calcext:value-type="float">
            <text:p>0.0012139932</text:p>
          </table:table-cell>
          <table:table-cell office:value-type="float" office:value="0.99878603" calcext:value-type="float">
            <text:p>0.99878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4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419" calcext:value-type="float">
            <text:p>0.9996419</text:p>
          </table:table-cell>
          <table:table-cell office:value-type="float" office:value="0.0003581255" calcext:value-type="float">
            <text:p>0.00035812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5-39-4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45416754" calcext:value-type="float">
            <text:p>0.045416754</text:p>
          </table:table-cell>
          <table:table-cell office:value-type="float" office:value="0.9545832" calcext:value-type="float">
            <text:p>0.95458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07-1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461155" calcext:value-type="float">
            <text:p>0.0003461155</text:p>
          </table:table-cell>
          <table:table-cell office:value-type="float" office:value="0.99965394" calcext:value-type="float">
            <text:p>0.99965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6-33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174844" calcext:value-type="float">
            <text:p>0.0001317484</text:p>
          </table:table-cell>
          <table:table-cell office:value-type="float" office:value="0.9998683" calcext:value-type="float">
            <text:p>0.9998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07-2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7786771" calcext:value-type="float">
            <text:p>0.0001778677</text:p>
          </table:table-cell>
          <table:table-cell office:value-type="float" office:value="0.9998222" calcext:value-type="float">
            <text:p>0.99982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6-05-2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165666" calcext:value-type="float">
            <text:p>0.99165666</text:p>
          </table:table-cell>
          <table:table-cell office:value-type="float" office:value="0.008343333" calcext:value-type="float">
            <text:p>0.00834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5-41-4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78125" calcext:value-type="float">
            <text:p>0.000378125</text:p>
          </table:table-cell>
          <table:table-cell office:value-type="float" office:value="0.99962187" calcext:value-type="float">
            <text:p>0.999621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5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9764" calcext:value-type="float">
            <text:p>0.99979764</text:p>
          </table:table-cell>
          <table:table-cell office:value-type="float" office:value="0.00020234384" calcext:value-type="float">
            <text:p>0.00020234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3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997" calcext:value-type="float">
            <text:p>0.98997</text:p>
          </table:table-cell>
          <table:table-cell office:value-type="float" office:value="0.010030025" calcext:value-type="float">
            <text:p>0.010030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41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02" calcext:value-type="float">
            <text:p>0.9999002</text:p>
          </table:table-cell>
          <table:table-cell office:value-type="float" office:value="0.00009977987" calcext:value-type="float">
            <text:p>9.97798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28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8332612" calcext:value-type="float">
            <text:p>8.332612E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3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52" calcext:value-type="float">
            <text:p>0.9998652</text:p>
          </table:table-cell>
          <table:table-cell office:value-type="float" office:value="0.00013481834" calcext:value-type="float">
            <text:p>0.00013481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59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96" calcext:value-type="float">
            <text:p>0.9998896</text:p>
          </table:table-cell>
          <table:table-cell office:value-type="float" office:value="0.00011032696" calcext:value-type="float">
            <text:p>0.0001103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1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054" calcext:value-type="float">
            <text:p>0.9998054</text:p>
          </table:table-cell>
          <table:table-cell office:value-type="float" office:value="0.00019457625" calcext:value-type="float">
            <text:p>0.00019457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52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134" calcext:value-type="float">
            <text:p>0.9998134</text:p>
          </table:table-cell>
          <table:table-cell office:value-type="float" office:value="0.00018659633" calcext:value-type="float">
            <text:p>0.0001865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3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85739477" calcext:value-type="float">
            <text:p>0.0008573948</text:p>
          </table:table-cell>
          <table:table-cell office:value-type="float" office:value="0.9991425" calcext:value-type="float">
            <text:p>0.9991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9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4835" calcext:value-type="float">
            <text:p>0.9984835</text:p>
          </table:table-cell>
          <table:table-cell office:value-type="float" office:value="0.001516501" calcext:value-type="float">
            <text:p>0.0015165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6-26-1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6060646" calcext:value-type="float">
            <text:p>0.0001606065</text:p>
          </table:table-cell>
          <table:table-cell office:value-type="float" office:value="0.9998394" calcext:value-type="float">
            <text:p>0.9998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7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97803" calcext:value-type="float">
            <text:p>0.99797803</text:p>
          </table:table-cell>
          <table:table-cell office:value-type="float" office:value="0.002022033" calcext:value-type="float">
            <text:p>0.002022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04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0102418" calcext:value-type="float">
            <text:p>0.0003010242</text:p>
          </table:table-cell>
          <table:table-cell office:value-type="float" office:value="0.999699" calcext:value-type="float">
            <text:p>0.9996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09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610452" calcext:value-type="float">
            <text:p>0.0001561045</text:p>
          </table:table-cell>
          <table:table-cell office:value-type="float" office:value="0.99984384" calcext:value-type="float">
            <text:p>0.999843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37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809592" calcext:value-type="float">
            <text:p>0.002809592</text:p>
          </table:table-cell>
          <table:table-cell office:value-type="float" office:value="0.9971904" calcext:value-type="float">
            <text:p>0.99719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4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467" calcext:value-type="float">
            <text:p>0.9993467</text:p>
          </table:table-cell>
          <table:table-cell office:value-type="float" office:value="0.0006532758" calcext:value-type="float">
            <text:p>0.00065327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6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106" calcext:value-type="float">
            <text:p>0.99999106</text:p>
          </table:table-cell>
          <table:table-cell office:value-type="float" office:value="0.000008972092" calcext:value-type="float">
            <text:p>8.97209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6-2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0565" calcext:value-type="float">
            <text:p>0.99920565</text:p>
          </table:table-cell>
          <table:table-cell office:value-type="float" office:value="0.0007943333" calcext:value-type="float">
            <text:p>0.000794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0-48-1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9781356" calcext:value-type="float">
            <text:p>0.0003978136</text:p>
          </table:table-cell>
          <table:table-cell office:value-type="float" office:value="0.99960226" calcext:value-type="float">
            <text:p>0.999602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5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9127" calcext:value-type="float">
            <text:p>0.99909127</text:p>
          </table:table-cell>
          <table:table-cell office:value-type="float" office:value="0.0009087988" calcext:value-type="float">
            <text:p>0.00090879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9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1811" calcext:value-type="float">
            <text:p>0.9981811</text:p>
          </table:table-cell>
          <table:table-cell office:value-type="float" office:value="0.001818962" calcext:value-type="float">
            <text:p>0.0018189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18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9055" calcext:value-type="float">
            <text:p>0.9979055</text:p>
          </table:table-cell>
          <table:table-cell office:value-type="float" office:value="0.002094522" calcext:value-type="float">
            <text:p>0.0020945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32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38" calcext:value-type="float">
            <text:p>0.9999038</text:p>
          </table:table-cell>
          <table:table-cell office:value-type="float" office:value="0.00009622401" calcext:value-type="float">
            <text:p>0.0000962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09-1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842607" calcext:value-type="float">
            <text:p>7.842607E-05</text:p>
          </table:table-cell>
          <table:table-cell office:value-type="float" office:value="0.99992156" calcext:value-type="float">
            <text:p>0.99992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2-53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8664" calcext:value-type="float">
            <text:p>0.99888664</text:p>
          </table:table-cell>
          <table:table-cell office:value-type="float" office:value="0.0011133776" calcext:value-type="float">
            <text:p>0.00111337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5-2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055636" calcext:value-type="float">
            <text:p>0.99055636</text:p>
          </table:table-cell>
          <table:table-cell office:value-type="float" office:value="0.009443646" calcext:value-type="float">
            <text:p>0.009443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6-19-5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964" calcext:value-type="float">
            <text:p>0.9990964</text:p>
          </table:table-cell>
          <table:table-cell office:value-type="float" office:value="0.0009036827" calcext:value-type="float">
            <text:p>0.00090368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40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5625" calcext:value-type="float">
            <text:p>0.9985625</text:p>
          </table:table-cell>
          <table:table-cell office:value-type="float" office:value="0.0014374931" calcext:value-type="float">
            <text:p>0.00143749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15-4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648876" calcext:value-type="float">
            <text:p>0.0002648876</text:p>
          </table:table-cell>
          <table:table-cell office:value-type="float" office:value="0.99973506" calcext:value-type="float">
            <text:p>0.99973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3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649" calcext:value-type="float">
            <text:p>0.9992649</text:p>
          </table:table-cell>
          <table:table-cell office:value-type="float" office:value="0.00073504826" calcext:value-type="float">
            <text:p>0.00073504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2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7789335" calcext:value-type="float">
            <text:p>0.97789335</text:p>
          </table:table-cell>
          <table:table-cell office:value-type="float" office:value="0.022106672" calcext:value-type="float">
            <text:p>0.0221066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3-39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1637" calcext:value-type="float">
            <text:p>0.99951637</text:p>
          </table:table-cell>
          <table:table-cell office:value-type="float" office:value="0.00048358276" calcext:value-type="float">
            <text:p>0.00048358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34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913" calcext:value-type="float">
            <text:p>0.9997913</text:p>
          </table:table-cell>
          <table:table-cell office:value-type="float" office:value="0.000208687" calcext:value-type="float">
            <text:p>0.000208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0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1324033" calcext:value-type="float">
            <text:p>0.0011324033</text:p>
          </table:table-cell>
          <table:table-cell office:value-type="float" office:value="0.99886763" calcext:value-type="float">
            <text:p>0.998867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7-17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971588" calcext:value-type="float">
            <text:p>0.0001197159</text:p>
          </table:table-cell>
          <table:table-cell office:value-type="float" office:value="0.9998803" calcext:value-type="float">
            <text:p>0.99988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1-44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5397086" calcext:value-type="float">
            <text:p>5.5397086E-05</text:p>
          </table:table-cell>
          <table:table-cell office:value-type="float" office:value="0.99994457" calcext:value-type="float">
            <text:p>0.999944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09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8365207" calcext:value-type="float">
            <text:p>0.0002836521</text:p>
          </table:table-cell>
          <table:table-cell office:value-type="float" office:value="0.99971634" calcext:value-type="float">
            <text:p>0.999716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07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49685" calcext:value-type="float">
            <text:p>0.9949685</text:p>
          </table:table-cell>
          <table:table-cell office:value-type="float" office:value="0.0050315782" calcext:value-type="float">
            <text:p>0.00503157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3-1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2146" calcext:value-type="float">
            <text:p>0.9972146</text:p>
          </table:table-cell>
          <table:table-cell office:value-type="float" office:value="0.0027853637" calcext:value-type="float">
            <text:p>0.00278536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10-2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811884" calcext:value-type="float">
            <text:p>6.811884E-05</text:p>
          </table:table-cell>
          <table:table-cell office:value-type="float" office:value="0.99993193" calcext:value-type="float">
            <text:p>0.99993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7-26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977" calcext:value-type="float">
            <text:p>0.9995977</text:p>
          </table:table-cell>
          <table:table-cell office:value-type="float" office:value="0.00040229995" calcext:value-type="float">
            <text:p>0.00040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5-0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6287038" calcext:value-type="float">
            <text:p>0.0001628704</text:p>
          </table:table-cell>
          <table:table-cell office:value-type="float" office:value="0.99983716" calcext:value-type="float">
            <text:p>0.999837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47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33186" calcext:value-type="float">
            <text:p>0.99733186</text:p>
          </table:table-cell>
          <table:table-cell office:value-type="float" office:value="0.0026682063" calcext:value-type="float">
            <text:p>0.0026682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1-03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60157" calcext:value-type="float">
            <text:p>3.60157E-05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2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0903684" calcext:value-type="float">
            <text:p>2.0903684E-05</text:p>
          </table:table-cell>
          <table:table-cell office:value-type="float" office:value="0.99997914" calcext:value-type="float">
            <text:p>0.999979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04-3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9852697" calcext:value-type="float">
            <text:p>0.0009852697</text:p>
          </table:table-cell>
          <table:table-cell office:value-type="float" office:value="0.99901474" calcext:value-type="float">
            <text:p>0.99901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06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406" calcext:value-type="float">
            <text:p>0.99992406</text:p>
          </table:table-cell>
          <table:table-cell office:value-type="float" office:value="0.0000759419" calcext:value-type="float">
            <text:p>7.5941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1-06-0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0141042" calcext:value-type="float">
            <text:p>0.000030141</text:p>
          </table:table-cell>
          <table:table-cell office:value-type="float" office:value="0.99996984" calcext:value-type="float">
            <text:p>0.99996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49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0044" calcext:value-type="float">
            <text:p>0.9980044</text:p>
          </table:table-cell>
          <table:table-cell office:value-type="float" office:value="0.0019955917" calcext:value-type="float">
            <text:p>0.00199559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3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4943" calcext:value-type="float">
            <text:p>0.99944943</text:p>
          </table:table-cell>
          <table:table-cell office:value-type="float" office:value="0.0005505775" calcext:value-type="float">
            <text:p>0.00055057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22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45679" calcext:value-type="float">
            <text:p>0.9945679</text:p>
          </table:table-cell>
          <table:table-cell office:value-type="float" office:value="0.0054321648" calcext:value-type="float">
            <text:p>0.00543216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57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029" calcext:value-type="float">
            <text:p>0.9997029</text:p>
          </table:table-cell>
          <table:table-cell office:value-type="float" office:value="0.0002970437" calcext:value-type="float">
            <text:p>0.00029704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5-4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203" calcext:value-type="float">
            <text:p>0.9996203</text:p>
          </table:table-cell>
          <table:table-cell office:value-type="float" office:value="0.00037960467" calcext:value-type="float">
            <text:p>0.00037960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5-1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0446" calcext:value-type="float">
            <text:p>0.9980446</text:p>
          </table:table-cell>
          <table:table-cell office:value-type="float" office:value="0.0019553748" calcext:value-type="float">
            <text:p>0.00195537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07-0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2646633" calcext:value-type="float">
            <text:p>0.0002264663</text:p>
          </table:table-cell>
          <table:table-cell office:value-type="float" office:value="0.99977356" calcext:value-type="float">
            <text:p>0.999773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14-2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898" calcext:value-type="float">
            <text:p>0.9996898</text:p>
          </table:table-cell>
          <table:table-cell office:value-type="float" office:value="0.00031015594" calcext:value-type="float">
            <text:p>0.00031015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08-5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7725645" calcext:value-type="float">
            <text:p>0.0002772565</text:p>
          </table:table-cell>
          <table:table-cell office:value-type="float" office:value="0.9997228" calcext:value-type="float">
            <text:p>0.99972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16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7806" calcext:value-type="float">
            <text:p>0.99957806</text:p>
          </table:table-cell>
          <table:table-cell office:value-type="float" office:value="0.00042193712" calcext:value-type="float">
            <text:p>0.00042193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7-48-5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79" calcext:value-type="float">
            <text:p>0.9998579</text:p>
          </table:table-cell>
          <table:table-cell office:value-type="float" office:value="0.00014206604" calcext:value-type="float">
            <text:p>0.0001420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0-2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15259" calcext:value-type="float">
            <text:p>0.0001515259</text:p>
          </table:table-cell>
          <table:table-cell office:value-type="float" office:value="0.9998485" calcext:value-type="float">
            <text:p>0.99984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36-3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9942414" calcext:value-type="float">
            <text:p>0.0002994241</text:p>
          </table:table-cell>
          <table:table-cell office:value-type="float" office:value="0.99970055" calcext:value-type="float">
            <text:p>0.999700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6-5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8773" calcext:value-type="float">
            <text:p>0.99898773</text:p>
          </table:table-cell>
          <table:table-cell office:value-type="float" office:value="0.0010122644" calcext:value-type="float">
            <text:p>0.00101226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4-10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9" calcext:value-type="float">
            <text:p>0.999949</text:p>
          </table:table-cell>
          <table:table-cell office:value-type="float" office:value="0.000051071806" calcext:value-type="float">
            <text:p>5.107180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2-2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8844301" calcext:value-type="float">
            <text:p>0.8844301</text:p>
          </table:table-cell>
          <table:table-cell office:value-type="float" office:value="0.11556989" calcext:value-type="float">
            <text:p>0.11556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30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6063223" calcext:value-type="float">
            <text:p>6.063223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20-02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843" calcext:value-type="float">
            <text:p>0.9997843</text:p>
          </table:table-cell>
          <table:table-cell office:value-type="float" office:value="0.00021567942" calcext:value-type="float">
            <text:p>0.00021567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5-06-1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406641" calcext:value-type="float">
            <text:p>3.406641E-05</text:p>
          </table:table-cell>
          <table:table-cell office:value-type="float" office:value="0.9999659" calcext:value-type="float">
            <text:p>0.9999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4-58-2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297654" calcext:value-type="float">
            <text:p>0.0007297654</text:p>
          </table:table-cell>
          <table:table-cell office:value-type="float" office:value="0.99927026" calcext:value-type="float">
            <text:p>0.999270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4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54" calcext:value-type="float">
            <text:p>0.9999254</text:p>
          </table:table-cell>
          <table:table-cell office:value-type="float" office:value="0.00007462131" calcext:value-type="float">
            <text:p>7.46213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4-36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1074" calcext:value-type="float">
            <text:p>0.9951074</text:p>
          </table:table-cell>
          <table:table-cell office:value-type="float" office:value="0.004892593" calcext:value-type="float">
            <text:p>0.0048925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6-22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7849973" calcext:value-type="float">
            <text:p>0.0001784997</text:p>
          </table:table-cell>
          <table:table-cell office:value-type="float" office:value="0.9998215" calcext:value-type="float">
            <text:p>0.9998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1-33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75" calcext:value-type="float">
            <text:p>0.9999175</text:p>
          </table:table-cell>
          <table:table-cell office:value-type="float" office:value="0.00008246648" calcext:value-type="float">
            <text:p>8.24664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5-14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32" calcext:value-type="float">
            <text:p>0.9999832</text:p>
          </table:table-cell>
          <table:table-cell office:value-type="float" office:value="0.000016801698" calcext:value-type="float">
            <text:p>1.680169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0-51-0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428605" calcext:value-type="float">
            <text:p>4.428605E-05</text:p>
          </table:table-cell>
          <table:table-cell office:value-type="float" office:value="0.99995565" calcext:value-type="float">
            <text:p>0.99995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Line-2017-10-30-12-11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406" calcext:value-type="float">
            <text:p>0.9996406</text:p>
          </table:table-cell>
          <table:table-cell office:value-type="float" office:value="0.00035941903" calcext:value-type="float">
            <text:p>0.0003594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8-0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5247511" calcext:value-type="float">
            <text:p>2.5247511E-05</text:p>
          </table:table-cell>
          <table:table-cell office:value-type="float" office:value="0.9999747" calcext:value-type="float">
            <text:p>0.99997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02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66959" calcext:value-type="float">
            <text:p>0.000666959</text:p>
          </table:table-cell>
          <table:table-cell office:value-type="float" office:value="0.99933296" calcext:value-type="float">
            <text:p>0.99933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05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1622" calcext:value-type="float">
            <text:p>0.9981622</text:p>
          </table:table-cell>
          <table:table-cell office:value-type="float" office:value="0.0018377956" calcext:value-type="float">
            <text:p>0.0018377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8-04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808251" calcext:value-type="float">
            <text:p>0.0006808251</text:p>
          </table:table-cell>
          <table:table-cell office:value-type="float" office:value="0.9993192" calcext:value-type="float">
            <text:p>0.99931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2-3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837635" calcext:value-type="float">
            <text:p>0.0002837635</text:p>
          </table:table-cell>
          <table:table-cell office:value-type="float" office:value="0.9997162" calcext:value-type="float">
            <text:p>0.99971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4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4185" calcext:value-type="float">
            <text:p>0.99974185</text:p>
          </table:table-cell>
          <table:table-cell office:value-type="float" office:value="0.00025810653" calcext:value-type="float">
            <text:p>0.00025810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08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7019852" calcext:value-type="float">
            <text:p>0.0004701985</text:p>
          </table:table-cell>
          <table:table-cell office:value-type="float" office:value="0.99952984" calcext:value-type="float">
            <text:p>0.99952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5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3105" calcext:value-type="float">
            <text:p>0.99963105</text:p>
          </table:table-cell>
          <table:table-cell office:value-type="float" office:value="0.00036892446" calcext:value-type="float">
            <text:p>0.00036892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1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741561" calcext:value-type="float">
            <text:p>0.9741561</text:p>
          </table:table-cell>
          <table:table-cell office:value-type="float" office:value="0.02584397" calcext:value-type="float">
            <text:p>0.025843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01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62" calcext:value-type="float">
            <text:p>0.9998462</text:p>
          </table:table-cell>
          <table:table-cell office:value-type="float" office:value="0.00015375565" calcext:value-type="float">
            <text:p>0.00015375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2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4538722" calcext:value-type="float">
            <text:p>1.4538722E-05</text:p>
          </table:table-cell>
          <table:table-cell office:value-type="float" office:value="0.99998546" calcext:value-type="float">
            <text:p>0.99998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5-47-1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74765" calcext:value-type="float">
            <text:p>0.0001374765</text:p>
          </table:table-cell>
          <table:table-cell office:value-type="float" office:value="0.99986255" calcext:value-type="float">
            <text:p>0.999862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7-25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97" calcext:value-type="float">
            <text:p>0.9998497</text:p>
          </table:table-cell>
          <table:table-cell office:value-type="float" office:value="0.00015024155" calcext:value-type="float">
            <text:p>0.00015024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3-53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7515" calcext:value-type="float">
            <text:p>0.99927515</text:p>
          </table:table-cell>
          <table:table-cell office:value-type="float" office:value="0.00072485197" calcext:value-type="float">
            <text:p>0.0007248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03-5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6043877" calcext:value-type="float">
            <text:p>0.0003604388</text:p>
          </table:table-cell>
          <table:table-cell office:value-type="float" office:value="0.9996395" calcext:value-type="float">
            <text:p>0.99963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36-1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164331" calcext:value-type="float">
            <text:p>0.0007164331</text:p>
          </table:table-cell>
          <table:table-cell office:value-type="float" office:value="0.9992836" calcext:value-type="float">
            <text:p>0.99928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6-4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8873116" calcext:value-type="float">
            <text:p>0.0018873116</text:p>
          </table:table-cell>
          <table:table-cell office:value-type="float" office:value="0.9981127" calcext:value-type="float">
            <text:p>0.99811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5-46-4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9457262" calcext:value-type="float">
            <text:p>0.0009457262</text:p>
          </table:table-cell>
          <table:table-cell office:value-type="float" office:value="0.99905425" calcext:value-type="float">
            <text:p>0.99905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1-1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7906877" calcext:value-type="float">
            <text:p>0.0001790688</text:p>
          </table:table-cell>
          <table:table-cell office:value-type="float" office:value="0.999821" calcext:value-type="float">
            <text:p>0.9998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58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65" calcext:value-type="float">
            <text:p>0.9999565</text:p>
          </table:table-cell>
          <table:table-cell office:value-type="float" office:value="0.00004346805" calcext:value-type="float">
            <text:p>4.34680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07-4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5425878" calcext:value-type="float">
            <text:p>2.5425878E-05</text:p>
          </table:table-cell>
          <table:table-cell office:value-type="float" office:value="0.9999746" calcext:value-type="float">
            <text:p>0.99997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2-0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74" calcext:value-type="float">
            <text:p>0.99999774</text:p>
          </table:table-cell>
          <table:table-cell office:value-type="float" office:value="0.0000022720465" calcext:value-type="float">
            <text:p>0.0000022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4-57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00002595421" calcext:value-type="float">
            <text:p>2.59542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4-56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691" calcext:value-type="float">
            <text:p>0.9987691</text:p>
          </table:table-cell>
          <table:table-cell office:value-type="float" office:value="0.0012308458" calcext:value-type="float">
            <text:p>0.00123084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5-06-3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1517127" calcext:value-type="float">
            <text:p>0.0002151713</text:p>
          </table:table-cell>
          <table:table-cell office:value-type="float" office:value="0.9997849" calcext:value-type="float">
            <text:p>0.99978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6-3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0.00000010410303" calcext:value-type="float">
            <text:p>1.0410303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4-56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9" calcext:value-type="float">
            <text:p>0.9999949</text:p>
          </table:table-cell>
          <table:table-cell office:value-type="float" office:value="0.0000051532857" calcext:value-type="float">
            <text:p>5.153285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6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479345" calcext:value-type="float">
            <text:p>6.479345E-05</text:p>
          </table:table-cell>
          <table:table-cell office:value-type="float" office:value="0.99993515" calcext:value-type="float">
            <text:p>0.999935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31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1704" calcext:value-type="float">
            <text:p>0.9971704</text:p>
          </table:table-cell>
          <table:table-cell office:value-type="float" office:value="0.0028296057" calcext:value-type="float">
            <text:p>0.00282960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3-12-2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9860466" calcext:value-type="float">
            <text:p>0.0003986047</text:p>
          </table:table-cell>
          <table:table-cell office:value-type="float" office:value="0.9996014" calcext:value-type="float">
            <text:p>0.9996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5-41-4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3570801" calcext:value-type="float">
            <text:p>0.0013570801</text:p>
          </table:table-cell>
          <table:table-cell office:value-type="float" office:value="0.998643" calcext:value-type="float">
            <text:p>0.9986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5-08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1831" calcext:value-type="float">
            <text:p>0.9981831</text:p>
          </table:table-cell>
          <table:table-cell office:value-type="float" office:value="0.0018169336" calcext:value-type="float">
            <text:p>0.0018169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09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1" calcext:value-type="float">
            <text:p>0.9999881</text:p>
          </table:table-cell>
          <table:table-cell office:value-type="float" office:value="0.000011908304" calcext:value-type="float">
            <text:p>1.190830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9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4174" calcext:value-type="float">
            <text:p>0.9964174</text:p>
          </table:table-cell>
          <table:table-cell office:value-type="float" office:value="0.0035825928" calcext:value-type="float">
            <text:p>0.0035825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3-5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447" calcext:value-type="float">
            <text:p>0.9987447</text:p>
          </table:table-cell>
          <table:table-cell office:value-type="float" office:value="0.001255201" calcext:value-type="float">
            <text:p>0.001255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1-08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0449973" calcext:value-type="float">
            <text:p>0.0003044997</text:p>
          </table:table-cell>
          <table:table-cell office:value-type="float" office:value="0.99969554" calcext:value-type="float">
            <text:p>0.999695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09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8207043" calcext:value-type="float">
            <text:p>0.0004820704</text:p>
          </table:table-cell>
          <table:table-cell office:value-type="float" office:value="0.9995179" calcext:value-type="float">
            <text:p>0.99951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6-21-2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7235498" calcext:value-type="float">
            <text:p>0.000172355</text:p>
          </table:table-cell>
          <table:table-cell office:value-type="float" office:value="0.9998276" calcext:value-type="float">
            <text:p>0.9998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0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167" calcext:value-type="float">
            <text:p>0.99991167</text:p>
          </table:table-cell>
          <table:table-cell office:value-type="float" office:value="0.00008829087" calcext:value-type="float">
            <text:p>8.82908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2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4054496" calcext:value-type="float">
            <text:p>0.004054496</text:p>
          </table:table-cell>
          <table:table-cell office:value-type="float" office:value="0.9959455" calcext:value-type="float">
            <text:p>0.9959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12-5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42" calcext:value-type="float">
            <text:p>0.9998342</text:p>
          </table:table-cell>
          <table:table-cell office:value-type="float" office:value="0.00016581932" calcext:value-type="float">
            <text:p>0.0001658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6-1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254" calcext:value-type="float">
            <text:p>0.9995254</text:p>
          </table:table-cell>
          <table:table-cell office:value-type="float" office:value="0.00047454497" calcext:value-type="float">
            <text:p>0.0004745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4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973" calcext:value-type="float">
            <text:p>0.9993973</text:p>
          </table:table-cell>
          <table:table-cell office:value-type="float" office:value="0.00060275383" calcext:value-type="float">
            <text:p>0.00060275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9-1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62235" calcext:value-type="float">
            <text:p>5.62235E-05</text:p>
          </table:table-cell>
          <table:table-cell office:value-type="float" office:value="0.99994373" calcext:value-type="float">
            <text:p>0.999943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7-14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849969" calcext:value-type="float">
            <text:p>0.0007849969</text:p>
          </table:table-cell>
          <table:table-cell office:value-type="float" office:value="0.999215" calcext:value-type="float">
            <text:p>0.999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6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33244" calcext:value-type="float">
            <text:p>0.99833244</text:p>
          </table:table-cell>
          <table:table-cell office:value-type="float" office:value="0.0016675679" calcext:value-type="float">
            <text:p>0.00166756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3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12" calcext:value-type="float">
            <text:p>0.9999212</text:p>
          </table:table-cell>
          <table:table-cell office:value-type="float" office:value="0.00007878069" calcext:value-type="float">
            <text:p>7.87806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02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9910004" calcext:value-type="float">
            <text:p>0.0002991</text:p>
          </table:table-cell>
          <table:table-cell office:value-type="float" office:value="0.9997009" calcext:value-type="float">
            <text:p>0.9997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13-4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9155366" calcext:value-type="float">
            <text:p>3.9155366E-05</text:p>
          </table:table-cell>
          <table:table-cell office:value-type="float" office:value="0.9999609" calcext:value-type="float">
            <text:p>0.99996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6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7697" calcext:value-type="float">
            <text:p>0.99947697</text:p>
          </table:table-cell>
          <table:table-cell office:value-type="float" office:value="0.00052311143" calcext:value-type="float">
            <text:p>0.0005231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8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0.0000001927429" calcext:value-type="float">
            <text:p>1.927429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41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43603" calcext:value-type="float">
            <text:p>0.99843603</text:p>
          </table:table-cell>
          <table:table-cell office:value-type="float" office:value="0.0015639873" calcext:value-type="float">
            <text:p>0.00156398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3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105" calcext:value-type="float">
            <text:p>0.9998105</text:p>
          </table:table-cell>
          <table:table-cell office:value-type="float" office:value="0.00018946812" calcext:value-type="float">
            <text:p>0.00018946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3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331" calcext:value-type="float">
            <text:p>0.9996331</text:p>
          </table:table-cell>
          <table:table-cell office:value-type="float" office:value="0.00036690422" calcext:value-type="float">
            <text:p>0.00036690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4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14" calcext:value-type="float">
            <text:p>0.99999714</text:p>
          </table:table-cell>
          <table:table-cell office:value-type="float" office:value="0.0000028558827" calcext:value-type="float">
            <text:p>2.855882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49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427" calcext:value-type="float">
            <text:p>0.9997427</text:p>
          </table:table-cell>
          <table:table-cell office:value-type="float" office:value="0.000257363" calcext:value-type="float">
            <text:p>0.0002573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7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17" calcext:value-type="float">
            <text:p>0.99999917</text:p>
          </table:table-cell>
          <table:table-cell office:value-type="float" office:value="0.0000007854847" calcext:value-type="float">
            <text:p>7.854847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4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6272" calcext:value-type="float">
            <text:p>0.9986272</text:p>
          </table:table-cell>
          <table:table-cell office:value-type="float" office:value="0.0013728032" calcext:value-type="float">
            <text:p>0.00137280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37-1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0730872" calcext:value-type="float">
            <text:p>6.0730872E-05</text:p>
          </table:table-cell>
          <table:table-cell office:value-type="float" office:value="0.9999393" calcext:value-type="float">
            <text:p>0.99993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5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691" calcext:value-type="float">
            <text:p>0.9996691</text:p>
          </table:table-cell>
          <table:table-cell office:value-type="float" office:value="0.00033090962" calcext:value-type="float">
            <text:p>0.00033090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9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646" calcext:value-type="float">
            <text:p>0.9994646</text:p>
          </table:table-cell>
          <table:table-cell office:value-type="float" office:value="0.00053541036" calcext:value-type="float">
            <text:p>0.0005354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6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2532964" calcext:value-type="float">
            <text:p>0.0001253296</text:p>
          </table:table-cell>
          <table:table-cell office:value-type="float" office:value="0.9998747" calcext:value-type="float">
            <text:p>0.99987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03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7" calcext:value-type="float">
            <text:p>0.9999927</text:p>
          </table:table-cell>
          <table:table-cell office:value-type="float" office:value="0.000007245732" calcext:value-type="float">
            <text:p>7.24573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1-42-3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3297787" calcext:value-type="float">
            <text:p>0.0006329779</text:p>
          </table:table-cell>
          <table:table-cell office:value-type="float" office:value="0.99936706" calcext:value-type="float">
            <text:p>0.999367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8-15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484" calcext:value-type="float">
            <text:p>0.9989484</text:p>
          </table:table-cell>
          <table:table-cell office:value-type="float" office:value="0.0010516073" calcext:value-type="float">
            <text:p>0.00105160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8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762415" calcext:value-type="float">
            <text:p>0.9762415</text:p>
          </table:table-cell>
          <table:table-cell office:value-type="float" office:value="0.023758452" calcext:value-type="float">
            <text:p>0.0237584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3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975" calcext:value-type="float">
            <text:p>0.99998975</text:p>
          </table:table-cell>
          <table:table-cell office:value-type="float" office:value="0.000010302396" calcext:value-type="float">
            <text:p>1.030239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10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0754" calcext:value-type="float">
            <text:p>0.99980754</text:p>
          </table:table-cell>
          <table:table-cell office:value-type="float" office:value="0.00019243656" calcext:value-type="float">
            <text:p>0.00019243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6-3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2162696" calcext:value-type="float">
            <text:p>0.000421627</text:p>
          </table:table-cell>
          <table:table-cell office:value-type="float" office:value="0.9995784" calcext:value-type="float">
            <text:p>0.99957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4-4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300052" calcext:value-type="float">
            <text:p>7.300052E-05</text:p>
          </table:table-cell>
          <table:table-cell office:value-type="float" office:value="0.99992704" calcext:value-type="float">
            <text:p>0.999927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4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48664" calcext:value-type="float">
            <text:p>0.99848664</text:p>
          </table:table-cell>
          <table:table-cell office:value-type="float" office:value="0.0015132753" calcext:value-type="float">
            <text:p>0.00151327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5-2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8966" calcext:value-type="float">
            <text:p>0.99978966</text:p>
          </table:table-cell>
          <table:table-cell office:value-type="float" office:value="0.00021033865" calcext:value-type="float">
            <text:p>0.00021033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30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8" calcext:value-type="float">
            <text:p>0.999858</text:p>
          </table:table-cell>
          <table:table-cell office:value-type="float" office:value="0.00014198845" calcext:value-type="float">
            <text:p>0.0001419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6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591" calcext:value-type="float">
            <text:p>0.9994591</text:p>
          </table:table-cell>
          <table:table-cell office:value-type="float" office:value="0.0005409639" calcext:value-type="float">
            <text:p>0.00054096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1-3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945318" calcext:value-type="float">
            <text:p>0.0006945318</text:p>
          </table:table-cell>
          <table:table-cell office:value-type="float" office:value="0.9993055" calcext:value-type="float">
            <text:p>0.99930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3-20-2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723" calcext:value-type="float">
            <text:p>0.99997723</text:p>
          </table:table-cell>
          <table:table-cell office:value-type="float" office:value="0.000022816504" calcext:value-type="float">
            <text:p>2.281650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846" calcext:value-type="float">
            <text:p>0.99982846</text:p>
          </table:table-cell>
          <table:table-cell office:value-type="float" office:value="0.0001714891" calcext:value-type="float">
            <text:p>0.00017148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7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8286" calcext:value-type="float">
            <text:p>0.99978286</text:p>
          </table:table-cell>
          <table:table-cell office:value-type="float" office:value="0.00021715938" calcext:value-type="float">
            <text:p>0.0002171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0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9985" calcext:value-type="float">
            <text:p>0.99909985</text:p>
          </table:table-cell>
          <table:table-cell office:value-type="float" office:value="0.00090018805" calcext:value-type="float">
            <text:p>0.00090018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8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073" calcext:value-type="float">
            <text:p>0.9989073</text:p>
          </table:table-cell>
          <table:table-cell office:value-type="float" office:value="0.0010926416" calcext:value-type="float">
            <text:p>0.00109264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2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9644" calcext:value-type="float">
            <text:p>0.99899644</text:p>
          </table:table-cell>
          <table:table-cell office:value-type="float" office:value="0.0010036" calcext:value-type="float">
            <text:p>0.0010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09-1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4646213" calcext:value-type="float">
            <text:p>0.0003464621</text:p>
          </table:table-cell>
          <table:table-cell office:value-type="float" office:value="0.9996536" calcext:value-type="float">
            <text:p>0.9996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6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0.0000014136452" calcext:value-type="float">
            <text:p>1.413645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08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113068" calcext:value-type="float">
            <text:p>6.113068E-05</text:p>
          </table:table-cell>
          <table:table-cell office:value-type="float" office:value="0.99993885" calcext:value-type="float">
            <text:p>0.99993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28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356" calcext:value-type="float">
            <text:p>0.99990356</text:p>
          </table:table-cell>
          <table:table-cell office:value-type="float" office:value="0.000096373224" calcext:value-type="float">
            <text:p>9.637322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30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5887" calcext:value-type="float">
            <text:p>0.99955887</text:p>
          </table:table-cell>
          <table:table-cell office:value-type="float" office:value="0.00044116064" calcext:value-type="float">
            <text:p>0.00044116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5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724" calcext:value-type="float">
            <text:p>0.99989724</text:p>
          </table:table-cell>
          <table:table-cell office:value-type="float" office:value="0.00010271195" calcext:value-type="float">
            <text:p>0.0001027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6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286" calcext:value-type="float">
            <text:p>0.9989286</text:p>
          </table:table-cell>
          <table:table-cell office:value-type="float" office:value="0.0010713204" calcext:value-type="float">
            <text:p>0.00107132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09-4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862" calcext:value-type="float">
            <text:p>0.0005862</text:p>
          </table:table-cell>
          <table:table-cell office:value-type="float" office:value="0.99941385" calcext:value-type="float">
            <text:p>0.99941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3-13-4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1152448" calcext:value-type="float">
            <text:p>0.0011152448</text:p>
          </table:table-cell>
          <table:table-cell office:value-type="float" office:value="0.99888474" calcext:value-type="float">
            <text:p>0.99888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7-49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2815139" calcext:value-type="float">
            <text:p>0.0002281514</text:p>
          </table:table-cell>
          <table:table-cell office:value-type="float" office:value="0.9997719" calcext:value-type="float">
            <text:p>0.99977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8-2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409" calcext:value-type="float">
            <text:p>0.9995409</text:p>
          </table:table-cell>
          <table:table-cell office:value-type="float" office:value="0.00045909165" calcext:value-type="float">
            <text:p>0.00045909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4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5016" calcext:value-type="float">
            <text:p>0.99915016</text:p>
          </table:table-cell>
          <table:table-cell office:value-type="float" office:value="0.0008498337" calcext:value-type="float">
            <text:p>0.0008498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4-59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1934" calcext:value-type="float">
            <text:p>0.99981934</text:p>
          </table:table-cell>
          <table:table-cell office:value-type="float" office:value="0.0001807068" calcext:value-type="float">
            <text:p>0.00018070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6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9369539" calcext:value-type="float">
            <text:p>0.0009369539</text:p>
          </table:table-cell>
          <table:table-cell office:value-type="float" office:value="0.9990631" calcext:value-type="float">
            <text:p>0.9990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6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8089" calcext:value-type="float">
            <text:p>0.9978089</text:p>
          </table:table-cell>
          <table:table-cell office:value-type="float" office:value="0.0021911846" calcext:value-type="float">
            <text:p>0.00219118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6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6" calcext:value-type="float">
            <text:p>0.9999876</text:p>
          </table:table-cell>
          <table:table-cell office:value-type="float" office:value="0.000012435713" calcext:value-type="float">
            <text:p>1.243571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07-2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4008214" calcext:value-type="float">
            <text:p>8.4008214E-05</text:p>
          </table:table-cell>
          <table:table-cell office:value-type="float" office:value="0.99991596" calcext:value-type="float">
            <text:p>0.999915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10-1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4903487" calcext:value-type="float">
            <text:p>0.0002490349</text:p>
          </table:table-cell>
          <table:table-cell office:value-type="float" office:value="0.9997509" calcext:value-type="float">
            <text:p>0.99975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2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9336" calcext:value-type="float">
            <text:p>0.99949336</text:p>
          </table:table-cell>
          <table:table-cell office:value-type="float" office:value="0.00050663034" calcext:value-type="float">
            <text:p>0.0005066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8-04-3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3375729" calcext:value-type="float">
            <text:p>0.0003337573</text:p>
          </table:table-cell>
          <table:table-cell office:value-type="float" office:value="0.9996662" calcext:value-type="float">
            <text:p>0.99966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03-0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298463" calcext:value-type="float">
            <text:p>0.002298463</text:p>
          </table:table-cell>
          <table:table-cell office:value-type="float" office:value="0.9977016" calcext:value-type="float">
            <text:p>0.9977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4-09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944" calcext:value-type="float">
            <text:p>0.9993944</text:p>
          </table:table-cell>
          <table:table-cell office:value-type="float" office:value="0.0006055335" calcext:value-type="float">
            <text:p>0.00060553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8-45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2994" calcext:value-type="float">
            <text:p>0.9972994</text:p>
          </table:table-cell>
          <table:table-cell office:value-type="float" office:value="0.00270063" calcext:value-type="float">
            <text:p>0.00270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39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5" calcext:value-type="float">
            <text:p>0.9999975</text:p>
          </table:table-cell>
          <table:table-cell office:value-type="float" office:value="0.000002468372" calcext:value-type="float">
            <text:p>2.46837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4-2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147743" calcext:value-type="float">
            <text:p>0.99147743</text:p>
          </table:table-cell>
          <table:table-cell office:value-type="float" office:value="0.008522553" calcext:value-type="float">
            <text:p>0.0085225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8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2936" calcext:value-type="float">
            <text:p>0.9982936</text:p>
          </table:table-cell>
          <table:table-cell office:value-type="float" office:value="0.0017064104" calcext:value-type="float">
            <text:p>0.0017064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4-57-5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6059773" calcext:value-type="float">
            <text:p>0.0001605977</text:p>
          </table:table-cell>
          <table:table-cell office:value-type="float" office:value="0.9998394" calcext:value-type="float">
            <text:p>0.9998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4-36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6828" calcext:value-type="float">
            <text:p>0.9976828</text:p>
          </table:table-cell>
          <table:table-cell office:value-type="float" office:value="0.0023172111" calcext:value-type="float">
            <text:p>0.00231721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4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7481" calcext:value-type="float">
            <text:p>0.9957481</text:p>
          </table:table-cell>
          <table:table-cell office:value-type="float" office:value="0.0042519253" calcext:value-type="float">
            <text:p>0.0042519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3-51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782" calcext:value-type="float">
            <text:p>0.9997782</text:p>
          </table:table-cell>
          <table:table-cell office:value-type="float" office:value="0.00022175736" calcext:value-type="float">
            <text:p>0.00022175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3-51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59" calcext:value-type="float">
            <text:p>0.9999459</text:p>
          </table:table-cell>
          <table:table-cell office:value-type="float" office:value="0.000054113578" calcext:value-type="float">
            <text:p>5.411357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10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9418824" calcext:value-type="float">
            <text:p>4.9418824E-05</text:p>
          </table:table-cell>
          <table:table-cell office:value-type="float" office:value="0.9999505" calcext:value-type="float">
            <text:p>0.99995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6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81329" calcext:value-type="float">
            <text:p>0.9881329</text:p>
          </table:table-cell>
          <table:table-cell office:value-type="float" office:value="0.011867052" calcext:value-type="float">
            <text:p>0.0118670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57-2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5" calcext:value-type="float">
            <text:p>0.9999925</text:p>
          </table:table-cell>
          <table:table-cell office:value-type="float" office:value="0.0000074859076" calcext:value-type="float">
            <text:p>7.485907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2-4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397814" calcext:value-type="float">
            <text:p>0.0006397814</text:p>
          </table:table-cell>
          <table:table-cell office:value-type="float" office:value="0.99936026" calcext:value-type="float">
            <text:p>0.999360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57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751" calcext:value-type="float">
            <text:p>0.9988751</text:p>
          </table:table-cell>
          <table:table-cell office:value-type="float" office:value="0.0011249" calcext:value-type="float">
            <text:p>0.00112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7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5537467" calcext:value-type="float">
            <text:p>1.5537467E-05</text:p>
          </table:table-cell>
          <table:table-cell office:value-type="float" office:value="0.9999845" calcext:value-type="float">
            <text:p>0.9999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2-59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412" calcext:value-type="float">
            <text:p>0.9991412</text:p>
          </table:table-cell>
          <table:table-cell office:value-type="float" office:value="0.00085876224" calcext:value-type="float">
            <text:p>0.00085876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1-3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593334" calcext:value-type="float">
            <text:p>6.593334E-05</text:p>
          </table:table-cell>
          <table:table-cell office:value-type="float" office:value="0.9999341" calcext:value-type="float">
            <text:p>0.99993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06-4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57226" calcext:value-type="float">
            <text:p>0.99657226</text:p>
          </table:table-cell>
          <table:table-cell office:value-type="float" office:value="0.0034277465" calcext:value-type="float">
            <text:p>0.00342774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5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2029333" calcext:value-type="float">
            <text:p>4.2029333E-05</text:p>
          </table:table-cell>
          <table:table-cell office:value-type="float" office:value="0.9999579" calcext:value-type="float">
            <text:p>0.99995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8-03-4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632815" calcext:value-type="float">
            <text:p>0.0002632815</text:p>
          </table:table-cell>
          <table:table-cell office:value-type="float" office:value="0.9997367" calcext:value-type="float">
            <text:p>0.99973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15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595" calcext:value-type="float">
            <text:p>0.99999595</text:p>
          </table:table-cell>
          <table:table-cell office:value-type="float" office:value="0.0000040398527" calcext:value-type="float">
            <text:p>4.039852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3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04356" calcext:value-type="float">
            <text:p>0.99604356</text:p>
          </table:table-cell>
          <table:table-cell office:value-type="float" office:value="0.0039564064" calcext:value-type="float">
            <text:p>0.00395640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2-40-1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0571707" calcext:value-type="float">
            <text:p>0.0010571707</text:p>
          </table:table-cell>
          <table:table-cell office:value-type="float" office:value="0.9989428" calcext:value-type="float">
            <text:p>0.99894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05-1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43903" calcext:value-type="float">
            <text:p>0.0001843903</text:p>
          </table:table-cell>
          <table:table-cell office:value-type="float" office:value="0.99981564" calcext:value-type="float">
            <text:p>0.999815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3-48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249" calcext:value-type="float">
            <text:p>0.9988249</text:p>
          </table:table-cell>
          <table:table-cell office:value-type="float" office:value="0.0011751463" calcext:value-type="float">
            <text:p>0.00117514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30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3" calcext:value-type="float">
            <text:p>0.9999993</text:p>
          </table:table-cell>
          <table:table-cell office:value-type="float" office:value="0.00000067514617" calcext:value-type="float">
            <text:p>6.7514617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2-39-0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151157" calcext:value-type="float">
            <text:p>0.0001015116</text:p>
          </table:table-cell>
          <table:table-cell office:value-type="float" office:value="0.99989843" calcext:value-type="float">
            <text:p>0.999898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37-4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9165927" calcext:value-type="float">
            <text:p>0.0003916593</text:p>
          </table:table-cell>
          <table:table-cell office:value-type="float" office:value="0.99960834" calcext:value-type="float">
            <text:p>0.99960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6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9304" calcext:value-type="float">
            <text:p>0.9979304</text:p>
          </table:table-cell>
          <table:table-cell office:value-type="float" office:value="0.0020695876" calcext:value-type="float">
            <text:p>0.00206958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6-31-3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0922133" calcext:value-type="float">
            <text:p>0.0004092213</text:p>
          </table:table-cell>
          <table:table-cell office:value-type="float" office:value="0.9995908" calcext:value-type="float">
            <text:p>0.99959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14-4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7929401" calcext:value-type="float">
            <text:p>0.007929401</text:p>
          </table:table-cell>
          <table:table-cell office:value-type="float" office:value="0.9920706" calcext:value-type="float">
            <text:p>0.99207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2-2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263529" calcext:value-type="float">
            <text:p>0.0001126353</text:p>
          </table:table-cell>
          <table:table-cell office:value-type="float" office:value="0.99988735" calcext:value-type="float">
            <text:p>0.999887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1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45" calcext:value-type="float">
            <text:p>0.9999645</text:p>
          </table:table-cell>
          <table:table-cell office:value-type="float" office:value="0.000035580677" calcext:value-type="float">
            <text:p>3.558067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56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0.00000059323526" calcext:value-type="float">
            <text:p>5.9323526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5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6838" calcext:value-type="float">
            <text:p>0.9966838</text:p>
          </table:table-cell>
          <table:table-cell office:value-type="float" office:value="0.0033161868" calcext:value-type="float">
            <text:p>0.0033161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3-1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5975343" calcext:value-type="float">
            <text:p>0.0015975343</text:p>
          </table:table-cell>
          <table:table-cell office:value-type="float" office:value="0.9984024" calcext:value-type="float">
            <text:p>0.99840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06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8917" calcext:value-type="float">
            <text:p>0.9978917</text:p>
          </table:table-cell>
          <table:table-cell office:value-type="float" office:value="0.002108298" calcext:value-type="float">
            <text:p>0.0021082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9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6304732" calcext:value-type="float">
            <text:p>5.6304732E-05</text:p>
          </table:table-cell>
          <table:table-cell office:value-type="float" office:value="0.99994373" calcext:value-type="float">
            <text:p>0.999943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09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0938" calcext:value-type="float">
            <text:p>0.9980938</text:p>
          </table:table-cell>
          <table:table-cell office:value-type="float" office:value="0.0019062554" calcext:value-type="float">
            <text:p>0.00190625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0-49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203897" calcext:value-type="float">
            <text:p>0.99203897</text:p>
          </table:table-cell>
          <table:table-cell office:value-type="float" office:value="0.007961077" calcext:value-type="float">
            <text:p>0.007961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8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2562" calcext:value-type="float">
            <text:p>0.9972562</text:p>
          </table:table-cell>
          <table:table-cell office:value-type="float" office:value="0.0027438197" calcext:value-type="float">
            <text:p>0.00274381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6-22-1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5370643" calcext:value-type="float">
            <text:p>0.0015370643</text:p>
          </table:table-cell>
          <table:table-cell office:value-type="float" office:value="0.9984629" calcext:value-type="float">
            <text:p>0.99846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16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96" calcext:value-type="float">
            <text:p>0.9999796</text:p>
          </table:table-cell>
          <table:table-cell office:value-type="float" office:value="0.000020381933" calcext:value-type="float">
            <text:p>2.038193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7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73827" calcext:value-type="float">
            <text:p>0.99573827</text:p>
          </table:table-cell>
          <table:table-cell office:value-type="float" office:value="0.0042617153" calcext:value-type="float">
            <text:p>0.00426171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3-09-2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468" calcext:value-type="float">
            <text:p>0.9994468</text:p>
          </table:table-cell>
          <table:table-cell office:value-type="float" office:value="0.00055323535" calcext:value-type="float">
            <text:p>0.00055323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7-47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9964163" calcext:value-type="float">
            <text:p>7.9964163E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2-53-1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4705" calcext:value-type="float">
            <text:p>0.9984705</text:p>
          </table:table-cell>
          <table:table-cell office:value-type="float" office:value="0.0015295454" calcext:value-type="float">
            <text:p>0.00152954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5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1086" calcext:value-type="float">
            <text:p>0.99971086</text:p>
          </table:table-cell>
          <table:table-cell office:value-type="float" office:value="0.00028912612" calcext:value-type="float">
            <text:p>0.0002891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5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67536" calcext:value-type="float">
            <text:p>0.99767536</text:p>
          </table:table-cell>
          <table:table-cell office:value-type="float" office:value="0.0023246373" calcext:value-type="float">
            <text:p>0.00232463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02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36" calcext:value-type="float">
            <text:p>0.9999436</text:p>
          </table:table-cell>
          <table:table-cell office:value-type="float" office:value="0.000056439883" calcext:value-type="float">
            <text:p>5.64398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7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80196" calcext:value-type="float">
            <text:p>0.99780196</text:p>
          </table:table-cell>
          <table:table-cell office:value-type="float" office:value="0.0021979986" calcext:value-type="float">
            <text:p>0.00219799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22-5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9165" calcext:value-type="float">
            <text:p>0.99959165</text:p>
          </table:table-cell>
          <table:table-cell office:value-type="float" office:value="0.00040836204" calcext:value-type="float">
            <text:p>0.0004083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5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9144" calcext:value-type="float">
            <text:p>0.99979144</text:p>
          </table:table-cell>
          <table:table-cell office:value-type="float" office:value="0.00020862234" calcext:value-type="float">
            <text:p>0.0002086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7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19" calcext:value-type="float">
            <text:p>0.9998919</text:p>
          </table:table-cell>
          <table:table-cell office:value-type="float" office:value="0.00010811552" calcext:value-type="float">
            <text:p>0.0001081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12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1793" calcext:value-type="float">
            <text:p>0.99961793</text:p>
          </table:table-cell>
          <table:table-cell office:value-type="float" office:value="0.00038202174" calcext:value-type="float">
            <text:p>0.0003820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5-1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098273" calcext:value-type="float">
            <text:p>4.098273E-05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6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7444" calcext:value-type="float">
            <text:p>0.99967444</text:p>
          </table:table-cell>
          <table:table-cell office:value-type="float" office:value="0.00032562017" calcext:value-type="float">
            <text:p>0.00032562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3-08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806" calcext:value-type="float">
            <text:p>0.9997806</text:p>
          </table:table-cell>
          <table:table-cell office:value-type="float" office:value="0.0002194523" calcext:value-type="float">
            <text:p>0.0002194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9-5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300807" calcext:value-type="float">
            <text:p>0.0001330081</text:p>
          </table:table-cell>
          <table:table-cell office:value-type="float" office:value="0.99986696" calcext:value-type="float">
            <text:p>0.99986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6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2657291" calcext:value-type="float">
            <text:p>0.0001265729</text:p>
          </table:table-cell>
          <table:table-cell office:value-type="float" office:value="0.9998734" calcext:value-type="float">
            <text:p>0.99987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42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04" calcext:value-type="float">
            <text:p>0.9998204</text:p>
          </table:table-cell>
          <table:table-cell office:value-type="float" office:value="0.00017956819" calcext:value-type="float">
            <text:p>0.00017956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4-55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6465755" calcext:value-type="float">
            <text:p>0.0016465755</text:p>
          </table:table-cell>
          <table:table-cell office:value-type="float" office:value="0.9983535" calcext:value-type="float">
            <text:p>0.99835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5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7067" calcext:value-type="float">
            <text:p>0.99957067</text:p>
          </table:table-cell>
          <table:table-cell office:value-type="float" office:value="0.00042936642" calcext:value-type="float">
            <text:p>0.00042936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13-3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7482499" calcext:value-type="float">
            <text:p>0.000174825</text:p>
          </table:table-cell>
          <table:table-cell office:value-type="float" office:value="0.9998252" calcext:value-type="float">
            <text:p>0.9998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9-4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1216674" calcext:value-type="float">
            <text:p>3.1216674E-05</text:p>
          </table:table-cell>
          <table:table-cell office:value-type="float" office:value="0.99996877" calcext:value-type="float">
            <text:p>0.999968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8-09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659128" calcext:value-type="float">
            <text:p>0.9659128</text:p>
          </table:table-cell>
          <table:table-cell office:value-type="float" office:value="0.03408717" calcext:value-type="float">
            <text:p>0.034087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4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2984" calcext:value-type="float">
            <text:p>0.99952984</text:p>
          </table:table-cell>
          <table:table-cell office:value-type="float" office:value="0.00047021604" calcext:value-type="float">
            <text:p>0.000470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09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1816" calcext:value-type="float">
            <text:p>0.99951816</text:p>
          </table:table-cell>
          <table:table-cell office:value-type="float" office:value="0.00048183202" calcext:value-type="float">
            <text:p>0.0004818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1-19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1637" calcext:value-type="float">
            <text:p>0.99951637</text:p>
          </table:table-cell>
          <table:table-cell office:value-type="float" office:value="0.000483645" calcext:value-type="float">
            <text:p>0.0004836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0-49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2475" calcext:value-type="float">
            <text:p>0.9972475</text:p>
          </table:table-cell>
          <table:table-cell office:value-type="float" office:value="0.002752429" calcext:value-type="float">
            <text:p>0.0027524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2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312" calcext:value-type="float">
            <text:p>0.9994312</text:p>
          </table:table-cell>
          <table:table-cell office:value-type="float" office:value="0.00056877756" calcext:value-type="float">
            <text:p>0.00056877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50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855" calcext:value-type="float">
            <text:p>0.99989855</text:p>
          </table:table-cell>
          <table:table-cell office:value-type="float" office:value="0.00010139761" calcext:value-type="float">
            <text:p>0.0001013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5-4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31623" calcext:value-type="float">
            <text:p>0.0001531623</text:p>
          </table:table-cell>
          <table:table-cell office:value-type="float" office:value="0.9998468" calcext:value-type="float">
            <text:p>0.99984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7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798564" calcext:value-type="float">
            <text:p>0.9798564</text:p>
          </table:table-cell>
          <table:table-cell office:value-type="float" office:value="0.020143664" calcext:value-type="float">
            <text:p>0.0201436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04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2086" calcext:value-type="float">
            <text:p>0.99932086</text:p>
          </table:table-cell>
          <table:table-cell office:value-type="float" office:value="0.0006791373" calcext:value-type="float">
            <text:p>0.00067913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5-57-5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3924422" calcext:value-type="float">
            <text:p>2.3924422E-05</text:p>
          </table:table-cell>
          <table:table-cell office:value-type="float" office:value="0.99997604" calcext:value-type="float">
            <text:p>0.999976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3-2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6856485" calcext:value-type="float">
            <text:p>0.0001168565</text:p>
          </table:table-cell>
          <table:table-cell office:value-type="float" office:value="0.9998832" calcext:value-type="float">
            <text:p>0.99988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5-3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323475" calcext:value-type="float">
            <text:p>0.0001532348</text:p>
          </table:table-cell>
          <table:table-cell office:value-type="float" office:value="0.9998467" calcext:value-type="float">
            <text:p>0.9998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6-0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174" calcext:value-type="float">
            <text:p>0.99988174</text:p>
          </table:table-cell>
          <table:table-cell office:value-type="float" office:value="0.00011825566" calcext:value-type="float">
            <text:p>0.00011825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5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6130936" calcext:value-type="float">
            <text:p>0.0003613094</text:p>
          </table:table-cell>
          <table:table-cell office:value-type="float" office:value="0.9996387" calcext:value-type="float">
            <text:p>0.99963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38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9979044" calcext:value-type="float">
            <text:p>0.0003997904</text:p>
          </table:table-cell>
          <table:table-cell office:value-type="float" office:value="0.99960023" calcext:value-type="float">
            <text:p>0.999600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4-22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68" calcext:value-type="float">
            <text:p>0.998868</text:p>
          </table:table-cell>
          <table:table-cell office:value-type="float" office:value="0.0011320135" calcext:value-type="float">
            <text:p>0.00113201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10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92" calcext:value-type="float">
            <text:p>0.9998492</text:p>
          </table:table-cell>
          <table:table-cell office:value-type="float" office:value="0.00015082188" calcext:value-type="float">
            <text:p>0.00015082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06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069255" calcext:value-type="float">
            <text:p>5.069255E-05</text:p>
          </table:table-cell>
          <table:table-cell office:value-type="float" office:value="0.99994934" calcext:value-type="float">
            <text:p>0.999949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5-5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6" calcext:value-type="float">
            <text:p>0.999926</text:p>
          </table:table-cell>
          <table:table-cell office:value-type="float" office:value="0.000074048556" calcext:value-type="float">
            <text:p>7.404855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1-0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611893" calcext:value-type="float">
            <text:p>0.001611893</text:p>
          </table:table-cell>
          <table:table-cell office:value-type="float" office:value="0.9983882" calcext:value-type="float">
            <text:p>0.99838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09-1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003" calcext:value-type="float">
            <text:p>0.99985003</text:p>
          </table:table-cell>
          <table:table-cell office:value-type="float" office:value="0.00014989813" calcext:value-type="float">
            <text:p>0.00014989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2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59136" calcext:value-type="float">
            <text:p>0.99859136</text:p>
          </table:table-cell>
          <table:table-cell office:value-type="float" office:value="0.0014086296" calcext:value-type="float">
            <text:p>0.0014086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7-3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658745" calcext:value-type="float">
            <text:p>0.0001658745</text:p>
          </table:table-cell>
          <table:table-cell office:value-type="float" office:value="0.99983406" calcext:value-type="float">
            <text:p>0.99983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2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774403" calcext:value-type="float">
            <text:p>0.98774403</text:p>
          </table:table-cell>
          <table:table-cell office:value-type="float" office:value="0.012255969" calcext:value-type="float">
            <text:p>0.0122559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7-15-2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413453" calcext:value-type="float">
            <text:p>0.0005413453</text:p>
          </table:table-cell>
          <table:table-cell office:value-type="float" office:value="0.9994586" calcext:value-type="float">
            <text:p>0.99945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09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000015020765" calcext:value-type="float">
            <text:p>1.502076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8-4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30493" calcext:value-type="float">
            <text:p>0.0001530493</text:p>
          </table:table-cell>
          <table:table-cell office:value-type="float" office:value="0.99984694" calcext:value-type="float">
            <text:p>0.999846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1-46-5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3614135" calcext:value-type="float">
            <text:p>0.0003361414</text:p>
          </table:table-cell>
          <table:table-cell office:value-type="float" office:value="0.99966383" calcext:value-type="float">
            <text:p>0.999663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4-4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297404" calcext:value-type="float">
            <text:p>0.99297404</text:p>
          </table:table-cell>
          <table:table-cell office:value-type="float" office:value="0.0070260065" calcext:value-type="float">
            <text:p>0.00702600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4-56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000009967901" calcext:value-type="float">
            <text:p>9.96790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48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508" calcext:value-type="float">
            <text:p>0.9997508</text:p>
          </table:table-cell>
          <table:table-cell office:value-type="float" office:value="0.00024923444" calcext:value-type="float">
            <text:p>0.00024923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13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355996" calcext:value-type="float">
            <text:p>0.99355996</text:p>
          </table:table-cell>
          <table:table-cell office:value-type="float" office:value="0.0064399815" calcext:value-type="float">
            <text:p>0.0064399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40-3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0345" calcext:value-type="float">
            <text:p>0.99960345</text:p>
          </table:table-cell>
          <table:table-cell office:value-type="float" office:value="0.0003965966" calcext:value-type="float">
            <text:p>0.00039659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6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7506" calcext:value-type="float">
            <text:p>0.9977506</text:p>
          </table:table-cell>
          <table:table-cell office:value-type="float" office:value="0.0022494146" calcext:value-type="float">
            <text:p>0.00224941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9-25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96" calcext:value-type="float">
            <text:p>0.999496</text:p>
          </table:table-cell>
          <table:table-cell office:value-type="float" office:value="0.00050394377" calcext:value-type="float">
            <text:p>0.00050394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6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3" calcext:value-type="float">
            <text:p>0.9999943</text:p>
          </table:table-cell>
          <table:table-cell office:value-type="float" office:value="0.000005765137" calcext:value-type="float">
            <text:p>5.76513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7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3990074" calcext:value-type="float">
            <text:p>0.0001039901</text:p>
          </table:table-cell>
          <table:table-cell office:value-type="float" office:value="0.99989605" calcext:value-type="float">
            <text:p>0.999896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3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872269" calcext:value-type="float">
            <text:p>3.872269E-05</text:p>
          </table:table-cell>
          <table:table-cell office:value-type="float" office:value="0.99996126" calcext:value-type="float">
            <text:p>0.999961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8-45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07" calcext:value-type="float">
            <text:p>0.9999707</text:p>
          </table:table-cell>
          <table:table-cell office:value-type="float" office:value="0.00002927187" calcext:value-type="float">
            <text:p>2.92718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5-0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6911114" calcext:value-type="float">
            <text:p>5.6911114E-05</text:p>
          </table:table-cell>
          <table:table-cell office:value-type="float" office:value="0.99994314" calcext:value-type="float">
            <text:p>0.999943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2-0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747" calcext:value-type="float">
            <text:p>0.9987747</text:p>
          </table:table-cell>
          <table:table-cell office:value-type="float" office:value="0.0012252826" calcext:value-type="float">
            <text:p>0.00122528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7-2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200537" calcext:value-type="float">
            <text:p>9.200537E-05</text:p>
          </table:table-cell>
          <table:table-cell office:value-type="float" office:value="0.999908" calcext:value-type="float">
            <text:p>0.9999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1-5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4535215" calcext:value-type="float">
            <text:p>1.4535215E-05</text:p>
          </table:table-cell>
          <table:table-cell office:value-type="float" office:value="0.99998546" calcext:value-type="float">
            <text:p>0.99998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4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359" calcext:value-type="float">
            <text:p>0.9989359</text:p>
          </table:table-cell>
          <table:table-cell office:value-type="float" office:value="0.0010641135" calcext:value-type="float">
            <text:p>0.00106411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1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3834" calcext:value-type="float">
            <text:p>0.99903834</text:p>
          </table:table-cell>
          <table:table-cell office:value-type="float" office:value="0.0009616342" calcext:value-type="float">
            <text:p>0.00096163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42-3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743" calcext:value-type="float">
            <text:p>0.9992743</text:p>
          </table:table-cell>
          <table:table-cell office:value-type="float" office:value="0.0007257257" calcext:value-type="float">
            <text:p>0.00072572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6-34-5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5733626" calcext:value-type="float">
            <text:p>0.0006573363</text:p>
          </table:table-cell>
          <table:table-cell office:value-type="float" office:value="0.9993426" calcext:value-type="float">
            <text:p>0.99934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1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66" calcext:value-type="float">
            <text:p>0.9999466</text:p>
          </table:table-cell>
          <table:table-cell office:value-type="float" office:value="0.000053457574" calcext:value-type="float">
            <text:p>5.345757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1-18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7987" calcext:value-type="float">
            <text:p>0.99897987</text:p>
          </table:table-cell>
          <table:table-cell office:value-type="float" office:value="0.0010201505" calcext:value-type="float">
            <text:p>0.00102015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0-2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4956" calcext:value-type="float">
            <text:p>0.99914956</text:p>
          </table:table-cell>
          <table:table-cell office:value-type="float" office:value="0.0008504242" calcext:value-type="float">
            <text:p>0.00085042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48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417" calcext:value-type="float">
            <text:p>0.9987417</text:p>
          </table:table-cell>
          <table:table-cell office:value-type="float" office:value="0.0012583272" calcext:value-type="float">
            <text:p>0.00125832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4-22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42015" calcext:value-type="float">
            <text:p>0.99642015</text:p>
          </table:table-cell>
          <table:table-cell office:value-type="float" office:value="0.0035798126" calcext:value-type="float">
            <text:p>0.00357981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1-41-5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8950815" calcext:value-type="float">
            <text:p>0.0001089508</text:p>
          </table:table-cell>
          <table:table-cell office:value-type="float" office:value="0.99989104" calcext:value-type="float">
            <text:p>0.99989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12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728" calcext:value-type="float">
            <text:p>0.9993728</text:p>
          </table:table-cell>
          <table:table-cell office:value-type="float" office:value="0.0006272732" calcext:value-type="float">
            <text:p>0.00062727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6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28" calcext:value-type="float">
            <text:p>0.9998628</text:p>
          </table:table-cell>
          <table:table-cell office:value-type="float" office:value="0.00013716852" calcext:value-type="float">
            <text:p>0.00013716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8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2285" calcext:value-type="float">
            <text:p>0.99872285</text:p>
          </table:table-cell>
          <table:table-cell office:value-type="float" office:value="0.0012771235" calcext:value-type="float">
            <text:p>0.00127712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3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88275" calcext:value-type="float">
            <text:p>0.99588275</text:p>
          </table:table-cell>
          <table:table-cell office:value-type="float" office:value="0.0041172686" calcext:value-type="float">
            <text:p>0.00411726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38-3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6288631" calcext:value-type="float">
            <text:p>2.6288631E-05</text:p>
          </table:table-cell>
          <table:table-cell office:value-type="float" office:value="0.99997365" calcext:value-type="float">
            <text:p>0.99997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8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947" calcext:value-type="float">
            <text:p>0.9987947</text:p>
          </table:table-cell>
          <table:table-cell office:value-type="float" office:value="0.0012052957" calcext:value-type="float">
            <text:p>0.00120529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52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17" calcext:value-type="float">
            <text:p>0.9998317</text:p>
          </table:table-cell>
          <table:table-cell office:value-type="float" office:value="0.00016827238" calcext:value-type="float">
            <text:p>0.00016827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5-4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8867036" calcext:value-type="float">
            <text:p>0.000098867</text:p>
          </table:table-cell>
          <table:table-cell office:value-type="float" office:value="0.9999012" calcext:value-type="float">
            <text:p>0.9999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07-0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9849096" calcext:value-type="float">
            <text:p>0.000198491</text:p>
          </table:table-cell>
          <table:table-cell office:value-type="float" office:value="0.9998016" calcext:value-type="float">
            <text:p>0.9998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5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4297" calcext:value-type="float">
            <text:p>0.99964297</text:p>
          </table:table-cell>
          <table:table-cell office:value-type="float" office:value="0.00035707242" calcext:value-type="float">
            <text:p>0.00035707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7-17-1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407278" calcext:value-type="float">
            <text:p>7.407278E-05</text:p>
          </table:table-cell>
          <table:table-cell office:value-type="float" office:value="0.999926" calcext:value-type="float">
            <text:p>0.9999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44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3542" calcext:value-type="float">
            <text:p>0.9983542</text:p>
          </table:table-cell>
          <table:table-cell office:value-type="float" office:value="0.0016457996" calcext:value-type="float">
            <text:p>0.00164579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05-3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690349" calcext:value-type="float">
            <text:p>0.0003690349</text:p>
          </table:table-cell>
          <table:table-cell office:value-type="float" office:value="0.9996309" calcext:value-type="float">
            <text:p>0.99963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8-02-4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0127649" calcext:value-type="float">
            <text:p>0.0002012765</text:p>
          </table:table-cell>
          <table:table-cell office:value-type="float" office:value="0.9997987" calcext:value-type="float">
            <text:p>0.99979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59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3" calcext:value-type="float">
            <text:p>0.999843</text:p>
          </table:table-cell>
          <table:table-cell office:value-type="float" office:value="0.00015695063" calcext:value-type="float">
            <text:p>0.0001569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6-26-2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729135" calcext:value-type="float">
            <text:p>0.0003729135</text:p>
          </table:table-cell>
          <table:table-cell office:value-type="float" office:value="0.9996271" calcext:value-type="float">
            <text:p>0.99962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7-5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2432" calcext:value-type="float">
            <text:p>0.9982432</text:p>
          </table:table-cell>
          <table:table-cell office:value-type="float" office:value="0.0017567788" calcext:value-type="float">
            <text:p>0.0017567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6-03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460125" calcext:value-type="float">
            <text:p>0.99460125</text:p>
          </table:table-cell>
          <table:table-cell office:value-type="float" office:value="0.005398716" calcext:value-type="float">
            <text:p>0.0053987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5-41-3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30615737" calcext:value-type="float">
            <text:p>0.0030615737</text:p>
          </table:table-cell>
          <table:table-cell office:value-type="float" office:value="0.99693847" calcext:value-type="float">
            <text:p>0.996938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8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8475" calcext:value-type="float">
            <text:p>0.99898475</text:p>
          </table:table-cell>
          <table:table-cell office:value-type="float" office:value="0.0010152165" calcext:value-type="float">
            <text:p>0.00101521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4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0.000000460103" calcext:value-type="float">
            <text:p>4.60103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2-53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5975" calcext:value-type="float">
            <text:p>0.99875975</text:p>
          </table:table-cell>
          <table:table-cell office:value-type="float" office:value="0.0012403115" calcext:value-type="float">
            <text:p>0.00124031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8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146" calcext:value-type="float">
            <text:p>0.9995146</text:p>
          </table:table-cell>
          <table:table-cell office:value-type="float" office:value="0.00048537366" calcext:value-type="float">
            <text:p>0.00048537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7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1035" calcext:value-type="float">
            <text:p>0.9971035</text:p>
          </table:table-cell>
          <table:table-cell office:value-type="float" office:value="0.0028965082" calcext:value-type="float">
            <text:p>0.00289650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05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7785" calcext:value-type="float">
            <text:p>0.99937785</text:p>
          </table:table-cell>
          <table:table-cell office:value-type="float" office:value="0.00062215404" calcext:value-type="float">
            <text:p>0.000622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08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97" calcext:value-type="float">
            <text:p>0.9999397</text:p>
          </table:table-cell>
          <table:table-cell office:value-type="float" office:value="0.000060269256" calcext:value-type="float">
            <text:p>6.026925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7-49-5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985383" calcext:value-type="float">
            <text:p>0.0001498538</text:p>
          </table:table-cell>
          <table:table-cell office:value-type="float" office:value="0.99985015" calcext:value-type="float">
            <text:p>0.99985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1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88568" calcext:value-type="float">
            <text:p>0.000688568</text:p>
          </table:table-cell>
          <table:table-cell office:value-type="float" office:value="0.99931145" calcext:value-type="float">
            <text:p>0.999311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5-2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3" calcext:value-type="float">
            <text:p>0.9999943</text:p>
          </table:table-cell>
          <table:table-cell office:value-type="float" office:value="0.0000057746843" calcext:value-type="float">
            <text:p>5.774684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09-1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569869" calcext:value-type="float">
            <text:p>0.0001156987</text:p>
          </table:table-cell>
          <table:table-cell office:value-type="float" office:value="0.99988425" calcext:value-type="float">
            <text:p>0.99988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7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21350353" calcext:value-type="float">
            <text:p>2.1350353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6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999313" calcext:value-type="float">
            <text:p>0.0001099931</text:p>
          </table:table-cell>
          <table:table-cell office:value-type="float" office:value="0.99988997" calcext:value-type="float">
            <text:p>0.99988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1-42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5342" calcext:value-type="float">
            <text:p>0.9955342</text:p>
          </table:table-cell>
          <table:table-cell office:value-type="float" office:value="0.0044658016" calcext:value-type="float">
            <text:p>0.0044658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8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3744" calcext:value-type="float">
            <text:p>0.99973744</text:p>
          </table:table-cell>
          <table:table-cell office:value-type="float" office:value="0.00026253352" calcext:value-type="float">
            <text:p>0.00026253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34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43" calcext:value-type="float">
            <text:p>0.9999143</text:p>
          </table:table-cell>
          <table:table-cell office:value-type="float" office:value="0.000085658285" calcext:value-type="float">
            <text:p>8.565828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5-08-3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962" calcext:value-type="float">
            <text:p>0.9987962</text:p>
          </table:table-cell>
          <table:table-cell office:value-type="float" office:value="0.0012037049" calcext:value-type="float">
            <text:p>0.00120370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49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45" calcext:value-type="float">
            <text:p>0.99999845</text:p>
          </table:table-cell>
          <table:table-cell office:value-type="float" office:value="0.0000014951587" calcext:value-type="float">
            <text:p>1.495158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6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7643936" calcext:value-type="float">
            <text:p>0.97643936</text:p>
          </table:table-cell>
          <table:table-cell office:value-type="float" office:value="0.023560693" calcext:value-type="float">
            <text:p>0.0235606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3-54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958147" calcext:value-type="float">
            <text:p>0.98958147</text:p>
          </table:table-cell>
          <table:table-cell office:value-type="float" office:value="0.010418486" calcext:value-type="float">
            <text:p>0.010418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3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02" calcext:value-type="float">
            <text:p>0.9998702</text:p>
          </table:table-cell>
          <table:table-cell office:value-type="float" office:value="0.00012985663" calcext:value-type="float">
            <text:p>0.00012985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3-3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0697424" calcext:value-type="float">
            <text:p>2.0697424E-05</text:p>
          </table:table-cell>
          <table:table-cell office:value-type="float" office:value="0.99997926" calcext:value-type="float">
            <text:p>0.999979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6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7" calcext:value-type="float">
            <text:p>0.99967</text:p>
          </table:table-cell>
          <table:table-cell office:value-type="float" office:value="0.00032998185" calcext:value-type="float">
            <text:p>0.00032998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01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413" calcext:value-type="float">
            <text:p>0.99997413</text:p>
          </table:table-cell>
          <table:table-cell office:value-type="float" office:value="0.000025866617" calcext:value-type="float">
            <text:p>2.586661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8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1207" calcext:value-type="float">
            <text:p>0.9981207</text:p>
          </table:table-cell>
          <table:table-cell office:value-type="float" office:value="0.0018791944" calcext:value-type="float">
            <text:p>0.00187919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09-0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1570592" calcext:value-type="float">
            <text:p>0.0011570592</text:p>
          </table:table-cell>
          <table:table-cell office:value-type="float" office:value="0.99884295" calcext:value-type="float">
            <text:p>0.99884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1-41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3475" calcext:value-type="float">
            <text:p>0.99933475</text:p>
          </table:table-cell>
          <table:table-cell office:value-type="float" office:value="0.0006652469" calcext:value-type="float">
            <text:p>0.00066524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19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5326" calcext:value-type="float">
            <text:p>0.99955326</text:p>
          </table:table-cell>
          <table:table-cell office:value-type="float" office:value="0.000446679" calcext:value-type="float">
            <text:p>0.0004466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3-47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24759" calcext:value-type="float">
            <text:p>0.9924759</text:p>
          </table:table-cell>
          <table:table-cell office:value-type="float" office:value="0.007524125" calcext:value-type="float">
            <text:p>0.007524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6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9" calcext:value-type="float">
            <text:p>0.99939</text:p>
          </table:table-cell>
          <table:table-cell office:value-type="float" office:value="0.000610011" calcext:value-type="float">
            <text:p>0.000610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30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4377" calcext:value-type="float">
            <text:p>0.9954377</text:p>
          </table:table-cell>
          <table:table-cell office:value-type="float" office:value="0.004562333" calcext:value-type="float">
            <text:p>0.004562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2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117565" calcext:value-type="float">
            <text:p>5.117565E-05</text:p>
          </table:table-cell>
          <table:table-cell office:value-type="float" office:value="0.99994886" calcext:value-type="float">
            <text:p>0.999948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5-0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3324415" calcext:value-type="float">
            <text:p>0.0002332442</text:p>
          </table:table-cell>
          <table:table-cell office:value-type="float" office:value="0.99976677" calcext:value-type="float">
            <text:p>0.999766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05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404" calcext:value-type="float">
            <text:p>0.99990404</text:p>
          </table:table-cell>
          <table:table-cell office:value-type="float" office:value="0.00009598702" calcext:value-type="float">
            <text:p>0.0000959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1-1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13" calcext:value-type="float">
            <text:p>0.9999913</text:p>
          </table:table-cell>
          <table:table-cell office:value-type="float" office:value="0.000008703245" calcext:value-type="float">
            <text:p>8.70324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08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7504" calcext:value-type="float">
            <text:p>0.99967504</text:p>
          </table:table-cell>
          <table:table-cell office:value-type="float" office:value="0.00032495803" calcext:value-type="float">
            <text:p>0.0003249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2-0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3708776" calcext:value-type="float">
            <text:p>7.3708776E-05</text:p>
          </table:table-cell>
          <table:table-cell office:value-type="float" office:value="0.9999263" calcext:value-type="float">
            <text:p>0.99992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5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7744" calcext:value-type="float">
            <text:p>0.99907744</text:p>
          </table:table-cell>
          <table:table-cell office:value-type="float" office:value="0.00092252815" calcext:value-type="float">
            <text:p>0.0009225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4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54857" calcext:value-type="float">
            <text:p>0.99854857</text:p>
          </table:table-cell>
          <table:table-cell office:value-type="float" office:value="0.0014513817" calcext:value-type="float">
            <text:p>0.0014513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1-2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97" calcext:value-type="float">
            <text:p>0.9999697</text:p>
          </table:table-cell>
          <table:table-cell office:value-type="float" office:value="0.000030248186" calcext:value-type="float">
            <text:p>3.024818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3-40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773" calcext:value-type="float">
            <text:p>0.9993773</text:p>
          </table:table-cell>
          <table:table-cell office:value-type="float" office:value="0.0006226694" calcext:value-type="float">
            <text:p>0.00062266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2-3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4750855" calcext:value-type="float">
            <text:p>0.0002475086</text:p>
          </table:table-cell>
          <table:table-cell office:value-type="float" office:value="0.99975246" calcext:value-type="float">
            <text:p>0.999752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0-5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891" calcext:value-type="float">
            <text:p>0.9990891</text:p>
          </table:table-cell>
          <table:table-cell office:value-type="float" office:value="0.0009108958" calcext:value-type="float">
            <text:p>0.00091089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06-4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379606" calcext:value-type="float">
            <text:p>0.0004379606</text:p>
          </table:table-cell>
          <table:table-cell office:value-type="float" office:value="0.9995621" calcext:value-type="float">
            <text:p>0.9995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4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494" calcext:value-type="float">
            <text:p>0.99982494</text:p>
          </table:table-cell>
          <table:table-cell office:value-type="float" office:value="0.00017512814" calcext:value-type="float">
            <text:p>0.00017512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4-0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045118" calcext:value-type="float">
            <text:p>7.045118E-05</text:p>
          </table:table-cell>
          <table:table-cell office:value-type="float" office:value="0.99992955" calcext:value-type="float">
            <text:p>0.999929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6-20-2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0776846" calcext:value-type="float">
            <text:p>2.0776846E-05</text:p>
          </table:table-cell>
          <table:table-cell office:value-type="float" office:value="0.99997926" calcext:value-type="float">
            <text:p>0.999979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7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31834" calcext:value-type="float">
            <text:p>0.99631834</text:p>
          </table:table-cell>
          <table:table-cell office:value-type="float" office:value="0.003681684" calcext:value-type="float">
            <text:p>0.0036816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07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751793" calcext:value-type="float">
            <text:p>0.0001375179</text:p>
          </table:table-cell>
          <table:table-cell office:value-type="float" office:value="0.99986243" calcext:value-type="float">
            <text:p>0.999862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49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276" calcext:value-type="float">
            <text:p>0.99984276</text:p>
          </table:table-cell>
          <table:table-cell office:value-type="float" office:value="0.00015725172" calcext:value-type="float">
            <text:p>0.0001572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5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05" calcext:value-type="float">
            <text:p>0.99999905</text:p>
          </table:table-cell>
          <table:table-cell office:value-type="float" office:value="0.0000009646426" calcext:value-type="float">
            <text:p>9.646426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30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593" calcext:value-type="float">
            <text:p>0.9993593</text:p>
          </table:table-cell>
          <table:table-cell office:value-type="float" office:value="0.0006407453" calcext:value-type="float">
            <text:p>0.00064074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09-4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7895303" calcext:value-type="float">
            <text:p>0.0017895303</text:p>
          </table:table-cell>
          <table:table-cell office:value-type="float" office:value="0.99821043" calcext:value-type="float">
            <text:p>0.99821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7-48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0.00000026027578" calcext:value-type="float">
            <text:p>2.6027578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0-48-0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6444" calcext:value-type="float">
            <text:p>0.9986444</text:p>
          </table:table-cell>
          <table:table-cell office:value-type="float" office:value="0.0013555713" calcext:value-type="float">
            <text:p>0.00135557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14-0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84" calcext:value-type="float">
            <text:p>0.9999684</text:p>
          </table:table-cell>
          <table:table-cell office:value-type="float" office:value="0.000031613108" calcext:value-type="float">
            <text:p>3.161310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3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8775216" calcext:value-type="float">
            <text:p>0.0028775216</text:p>
          </table:table-cell>
          <table:table-cell office:value-type="float" office:value="0.99712247" calcext:value-type="float">
            <text:p>0.997122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1-1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898" calcext:value-type="float">
            <text:p>0.9997898</text:p>
          </table:table-cell>
          <table:table-cell office:value-type="float" office:value="0.00021023037" calcext:value-type="float">
            <text:p>0.00021023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8-29-1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6326" calcext:value-type="float">
            <text:p>0.9976326</text:p>
          </table:table-cell>
          <table:table-cell office:value-type="float" office:value="0.0023673375" calcext:value-type="float">
            <text:p>0.00236733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3-4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042559" calcext:value-type="float">
            <text:p>0.0002042559</text:p>
          </table:table-cell>
          <table:table-cell office:value-type="float" office:value="0.99979573" calcext:value-type="float">
            <text:p>0.999795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6-05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60865" calcext:value-type="float">
            <text:p>0.99860865</text:p>
          </table:table-cell>
          <table:table-cell office:value-type="float" office:value="0.001391356" calcext:value-type="float">
            <text:p>0.0013913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3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64084" calcext:value-type="float">
            <text:p>0.99864084</text:p>
          </table:table-cell>
          <table:table-cell office:value-type="float" office:value="0.0013591262" calcext:value-type="float">
            <text:p>0.00135912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4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248344" calcext:value-type="float">
            <text:p>0.99248344</text:p>
          </table:table-cell>
          <table:table-cell office:value-type="float" office:value="0.007516537" calcext:value-type="float">
            <text:p>0.0075165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7-48-0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064435" calcext:value-type="float">
            <text:p>0.0006064435</text:p>
          </table:table-cell>
          <table:table-cell office:value-type="float" office:value="0.9993936" calcext:value-type="float">
            <text:p>0.99939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2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3620639" calcext:value-type="float">
            <text:p>0.0013620639</text:p>
          </table:table-cell>
          <table:table-cell office:value-type="float" office:value="0.998638" calcext:value-type="float">
            <text:p>0.9986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8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98" calcext:value-type="float">
            <text:p>0.9998698</text:p>
          </table:table-cell>
          <table:table-cell office:value-type="float" office:value="0.00013020827" calcext:value-type="float">
            <text:p>0.00013020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4-3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36591" calcext:value-type="float">
            <text:p>2.36591E-05</text:p>
          </table:table-cell>
          <table:table-cell office:value-type="float" office:value="0.9999764" calcext:value-type="float">
            <text:p>0.99997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3-41-0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97" calcext:value-type="float">
            <text:p>0.9999497</text:p>
          </table:table-cell>
          <table:table-cell office:value-type="float" office:value="0.000050244813" calcext:value-type="float">
            <text:p>5.024481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10-5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643883" calcext:value-type="float">
            <text:p>0.0001464388</text:p>
          </table:table-cell>
          <table:table-cell office:value-type="float" office:value="0.9998535" calcext:value-type="float">
            <text:p>0.99985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08-3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5959466" calcext:value-type="float">
            <text:p>1.5959466E-05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5-2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1433" calcext:value-type="float">
            <text:p>0.9971433</text:p>
          </table:table-cell>
          <table:table-cell office:value-type="float" office:value="0.0028566015" calcext:value-type="float">
            <text:p>0.0028566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42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794" calcext:value-type="float">
            <text:p>0.99988794</text:p>
          </table:table-cell>
          <table:table-cell office:value-type="float" office:value="0.00011210041" calcext:value-type="float">
            <text:p>0.0001121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8-4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067807" calcext:value-type="float">
            <text:p>8.067807E-05</text:p>
          </table:table-cell>
          <table:table-cell office:value-type="float" office:value="0.9999193" calcext:value-type="float">
            <text:p>0.9999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6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777" calcext:value-type="float">
            <text:p>0.9995777</text:p>
          </table:table-cell>
          <table:table-cell office:value-type="float" office:value="0.00042234643" calcext:value-type="float">
            <text:p>0.00042234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1-0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2304" calcext:value-type="float">
            <text:p>0.99952304</text:p>
          </table:table-cell>
          <table:table-cell office:value-type="float" office:value="0.0004769899" calcext:value-type="float">
            <text:p>0.00047698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3-41-1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43" calcext:value-type="float">
            <text:p>0.9999243</text:p>
          </table:table-cell>
          <table:table-cell office:value-type="float" office:value="0.00007567688" calcext:value-type="float">
            <text:p>7.56768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5-05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2277325" calcext:value-type="float">
            <text:p>2.2277325E-05</text:p>
          </table:table-cell>
          <table:table-cell office:value-type="float" office:value="0.9999777" calcext:value-type="float">
            <text:p>0.99997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7-29-3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46101" calcext:value-type="float">
            <text:p>0.9946101</text:p>
          </table:table-cell>
          <table:table-cell office:value-type="float" office:value="0.005389948" calcext:value-type="float">
            <text:p>0.0053899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08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71" calcext:value-type="float">
            <text:p>0.9999471</text:p>
          </table:table-cell>
          <table:table-cell office:value-type="float" office:value="0.000052897416" calcext:value-type="float">
            <text:p>5.289741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3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013" calcext:value-type="float">
            <text:p>0.9991013</text:p>
          </table:table-cell>
          <table:table-cell office:value-type="float" office:value="0.00089875545" calcext:value-type="float">
            <text:p>0.0008987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4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45" calcext:value-type="float">
            <text:p>0.999445</text:p>
          </table:table-cell>
          <table:table-cell office:value-type="float" office:value="0.0005549142" calcext:value-type="float">
            <text:p>0.0005549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4-3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6655841" calcext:value-type="float">
            <text:p>0.0001665584</text:p>
          </table:table-cell>
          <table:table-cell office:value-type="float" office:value="0.99983346" calcext:value-type="float">
            <text:p>0.999833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35-5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8617" calcext:value-type="float">
            <text:p>0.99888617</text:p>
          </table:table-cell>
          <table:table-cell office:value-type="float" office:value="0.0011138848" calcext:value-type="float">
            <text:p>0.00111388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14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7700675" calcext:value-type="float">
            <text:p>2.7700675E-05</text:p>
          </table:table-cell>
          <table:table-cell office:value-type="float" office:value="0.99997234" calcext:value-type="float">
            <text:p>0.99997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3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62022" calcext:value-type="float">
            <text:p>0.9862022</text:p>
          </table:table-cell>
          <table:table-cell office:value-type="float" office:value="0.013797882" calcext:value-type="float">
            <text:p>0.0137978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2-37-0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6811136" calcext:value-type="float">
            <text:p>0.0004681114</text:p>
          </table:table-cell>
          <table:table-cell office:value-type="float" office:value="0.99953187" calcext:value-type="float">
            <text:p>0.999531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35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91686" calcext:value-type="float">
            <text:p>0.99891686</text:p>
          </table:table-cell>
          <table:table-cell office:value-type="float" office:value="0.0010831724" calcext:value-type="float">
            <text:p>0.00108317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1-46-2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0291586" calcext:value-type="float">
            <text:p>0.0010291586</text:p>
          </table:table-cell>
          <table:table-cell office:value-type="float" office:value="0.99897087" calcext:value-type="float">
            <text:p>0.99897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39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918" calcext:value-type="float">
            <text:p>0.9994918</text:p>
          </table:table-cell>
          <table:table-cell office:value-type="float" office:value="0.00050821324" calcext:value-type="float">
            <text:p>0.00050821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4-52-5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882613" calcext:value-type="float">
            <text:p>9.882613E-05</text:p>
          </table:table-cell>
          <table:table-cell office:value-type="float" office:value="0.9999012" calcext:value-type="float">
            <text:p>0.9999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6-21-5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999881" calcext:value-type="float">
            <text:p>2.999881E-05</text:p>
          </table:table-cell>
          <table:table-cell office:value-type="float" office:value="0.99996996" calcext:value-type="float">
            <text:p>0.999969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6-26-0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0573697" calcext:value-type="float">
            <text:p>0.000405737</text:p>
          </table:table-cell>
          <table:table-cell office:value-type="float" office:value="0.9995943" calcext:value-type="float">
            <text:p>0.99959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37-2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051083" calcext:value-type="float">
            <text:p>0.0003051083</text:p>
          </table:table-cell>
          <table:table-cell office:value-type="float" office:value="0.99969494" calcext:value-type="float">
            <text:p>0.999694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55-4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305" calcext:value-type="float">
            <text:p>0.9994305</text:p>
          </table:table-cell>
          <table:table-cell office:value-type="float" office:value="0.0005694808" calcext:value-type="float">
            <text:p>0.00056948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1-34-0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9" calcext:value-type="float">
            <text:p>0.9999969</text:p>
          </table:table-cell>
          <table:table-cell office:value-type="float" office:value="0.0000030944366" calcext:value-type="float">
            <text:p>3.094436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6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74" calcext:value-type="float">
            <text:p>0.9999274</text:p>
          </table:table-cell>
          <table:table-cell office:value-type="float" office:value="0.00007263312" calcext:value-type="float">
            <text:p>7.26331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20-02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0.0000005434335" calcext:value-type="float">
            <text:p>5.434335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1-2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599003" calcext:value-type="float">
            <text:p>0.9599003</text:p>
          </table:table-cell>
          <table:table-cell office:value-type="float" office:value="0.04009971" calcext:value-type="float">
            <text:p>0.040099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4-15-0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8439758" calcext:value-type="float">
            <text:p>0.0008439758</text:p>
          </table:table-cell>
          <table:table-cell office:value-type="float" office:value="0.999156" calcext:value-type="float">
            <text:p>0.999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37-3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187719" calcext:value-type="float">
            <text:p>3.187719E-05</text:p>
          </table:table-cell>
          <table:table-cell office:value-type="float" office:value="0.9999682" calcext:value-type="float">
            <text:p>0.99996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6-20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078" calcext:value-type="float">
            <text:p>0.9995078</text:p>
          </table:table-cell>
          <table:table-cell office:value-type="float" office:value="0.0004922355" calcext:value-type="float">
            <text:p>0.0004922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5-4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247015" calcext:value-type="float">
            <text:p>0.99247015</text:p>
          </table:table-cell>
          <table:table-cell office:value-type="float" office:value="0.007529821" calcext:value-type="float">
            <text:p>0.0075298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09-2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555583" calcext:value-type="float">
            <text:p>8.555583E-05</text:p>
          </table:table-cell>
          <table:table-cell office:value-type="float" office:value="0.9999144" calcext:value-type="float">
            <text:p>0.9999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05-3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7054151" calcext:value-type="float">
            <text:p>2.7054151E-05</text:p>
          </table:table-cell>
          <table:table-cell office:value-type="float" office:value="0.99997294" calcext:value-type="float">
            <text:p>0.99997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5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4212" calcext:value-type="float">
            <text:p>0.9984212</text:p>
          </table:table-cell>
          <table:table-cell office:value-type="float" office:value="0.0015788032" calcext:value-type="float">
            <text:p>0.00157880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8-29-2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4574" calcext:value-type="float">
            <text:p>0.9964574</text:p>
          </table:table-cell>
          <table:table-cell office:value-type="float" office:value="0.003542557" calcext:value-type="float">
            <text:p>0.0035425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5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90884" calcext:value-type="float">
            <text:p>0.9890884</text:p>
          </table:table-cell>
          <table:table-cell office:value-type="float" office:value="0.010911592" calcext:value-type="float">
            <text:p>0.0109115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1-3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6995395" calcext:value-type="float">
            <text:p>0.96995395</text:p>
          </table:table-cell>
          <table:table-cell office:value-type="float" office:value="0.030046014" calcext:value-type="float">
            <text:p>0.030046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5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2446" calcext:value-type="float">
            <text:p>0.99942446</text:p>
          </table:table-cell>
          <table:table-cell office:value-type="float" office:value="0.0005755183" calcext:value-type="float">
            <text:p>0.00057551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04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724" calcext:value-type="float">
            <text:p>0.9993724</text:p>
          </table:table-cell>
          <table:table-cell office:value-type="float" office:value="0.00062762224" calcext:value-type="float">
            <text:p>0.00062762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6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95" calcext:value-type="float">
            <text:p>0.998895</text:p>
          </table:table-cell>
          <table:table-cell office:value-type="float" office:value="0.0011050322" calcext:value-type="float">
            <text:p>0.00110503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3-15-1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166" calcext:value-type="float">
            <text:p>0.9997166</text:p>
          </table:table-cell>
          <table:table-cell office:value-type="float" office:value="0.00028339904" calcext:value-type="float">
            <text:p>0.0002833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5-27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16502" calcext:value-type="float">
            <text:p>0.9916502</text:p>
          </table:table-cell>
          <table:table-cell office:value-type="float" office:value="0.0083497595" calcext:value-type="float">
            <text:p>0.00834975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8-1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62626" calcext:value-type="float">
            <text:p>0.99662626</text:p>
          </table:table-cell>
          <table:table-cell office:value-type="float" office:value="0.0033737347" calcext:value-type="float">
            <text:p>0.0033737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1-1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314" calcext:value-type="float">
            <text:p>0.99994314</text:p>
          </table:table-cell>
          <table:table-cell office:value-type="float" office:value="0.00005689283" calcext:value-type="float">
            <text:p>5.6892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53-3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968" calcext:value-type="float">
            <text:p>0.9995968</text:p>
          </table:table-cell>
          <table:table-cell office:value-type="float" office:value="0.0004032268" calcext:value-type="float">
            <text:p>0.00040322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5-09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952276" calcext:value-type="float">
            <text:p>0.98952276</text:p>
          </table:table-cell>
          <table:table-cell office:value-type="float" office:value="0.01047723" calcext:value-type="float">
            <text:p>0.010477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00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747" calcext:value-type="float">
            <text:p>0.9996747</text:p>
          </table:table-cell>
          <table:table-cell office:value-type="float" office:value="0.00032531205" calcext:value-type="float">
            <text:p>0.00032531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3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01" calcext:value-type="float">
            <text:p>0.9998901</text:p>
          </table:table-cell>
          <table:table-cell office:value-type="float" office:value="0.00010993892" calcext:value-type="float">
            <text:p>0.00010993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5-0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4337125" calcext:value-type="float">
            <text:p>3.4337125E-05</text:p>
          </table:table-cell>
          <table:table-cell office:value-type="float" office:value="0.99996567" calcext:value-type="float">
            <text:p>0.99996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3-2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6473" calcext:value-type="float">
            <text:p>0.9986473</text:p>
          </table:table-cell>
          <table:table-cell office:value-type="float" office:value="0.0013527606" calcext:value-type="float">
            <text:p>0.00135276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7-14-0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5802304" calcext:value-type="float">
            <text:p>0.005802304</text:p>
          </table:table-cell>
          <table:table-cell office:value-type="float" office:value="0.9941977" calcext:value-type="float">
            <text:p>0.9941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4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79" calcext:value-type="float">
            <text:p>0.999479</text:p>
          </table:table-cell>
          <table:table-cell office:value-type="float" office:value="0.000520995" calcext:value-type="float">
            <text:p>0.000520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7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844" calcext:value-type="float">
            <text:p>0.9995844</text:p>
          </table:table-cell>
          <table:table-cell office:value-type="float" office:value="0.00041565066" calcext:value-type="float">
            <text:p>0.00041565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7-1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804561" calcext:value-type="float">
            <text:p>0.9804561</text:p>
          </table:table-cell>
          <table:table-cell office:value-type="float" office:value="0.019543862" calcext:value-type="float">
            <text:p>0.0195438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7-25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4104" calcext:value-type="float">
            <text:p>0.99954104</text:p>
          </table:table-cell>
          <table:table-cell office:value-type="float" office:value="0.00045903784" calcext:value-type="float">
            <text:p>0.0004590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6-3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7225" calcext:value-type="float">
            <text:p>0.99977225</text:p>
          </table:table-cell>
          <table:table-cell office:value-type="float" office:value="0.0002277745" calcext:value-type="float">
            <text:p>0.00022777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14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837" calcext:value-type="float">
            <text:p>0.99993837</text:p>
          </table:table-cell>
          <table:table-cell office:value-type="float" office:value="0.00006162909" calcext:value-type="float">
            <text:p>6.16290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3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293" calcext:value-type="float">
            <text:p>0.9994293</text:p>
          </table:table-cell>
          <table:table-cell office:value-type="float" office:value="0.0005707393" calcext:value-type="float">
            <text:p>0.00057073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48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84" calcext:value-type="float">
            <text:p>0.9999484</text:p>
          </table:table-cell>
          <table:table-cell office:value-type="float" office:value="0.000051667088" calcext:value-type="float">
            <text:p>5.166708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6-1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5786" calcext:value-type="float">
            <text:p>0.99885786</text:p>
          </table:table-cell>
          <table:table-cell office:value-type="float" office:value="0.0011421492" calcext:value-type="float">
            <text:p>0.00114214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0-56-0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48" calcext:value-type="float">
            <text:p>0.9999248</text:p>
          </table:table-cell>
          <table:table-cell office:value-type="float" office:value="0.000075230775" calcext:value-type="float">
            <text:p>7.523077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10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426" calcext:value-type="float">
            <text:p>0.99998426</text:p>
          </table:table-cell>
          <table:table-cell office:value-type="float" office:value="0.000015788914" calcext:value-type="float">
            <text:p>1.578891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5-39-2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6015574" calcext:value-type="float">
            <text:p>9.6015574E-05</text:p>
          </table:table-cell>
          <table:table-cell office:value-type="float" office:value="0.9999039" calcext:value-type="float">
            <text:p>0.9999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8-05-2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4454823" calcext:value-type="float">
            <text:p>0.0003445482</text:p>
          </table:table-cell>
          <table:table-cell office:value-type="float" office:value="0.9996555" calcext:value-type="float">
            <text:p>0.9996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20-42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855" calcext:value-type="float">
            <text:p>0.9996855</text:p>
          </table:table-cell>
          <table:table-cell office:value-type="float" office:value="0.0003145489" calcext:value-type="float">
            <text:p>0.00031454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3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926" calcext:value-type="float">
            <text:p>0.99997926</text:p>
          </table:table-cell>
          <table:table-cell office:value-type="float" office:value="0.00002073255" calcext:value-type="float">
            <text:p>2.07325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7-49-0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39774225" calcext:value-type="float">
            <text:p>3.9774225E-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0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72" calcext:value-type="float">
            <text:p>0.9998872</text:p>
          </table:table-cell>
          <table:table-cell office:value-type="float" office:value="0.00011272351" calcext:value-type="float">
            <text:p>0.00011272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34-2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5" calcext:value-type="float">
            <text:p>0.9999945</text:p>
          </table:table-cell>
          <table:table-cell office:value-type="float" office:value="0.000005480528" calcext:value-type="float">
            <text:p>5.48052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41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124" calcext:value-type="float">
            <text:p>0.99995124</text:p>
          </table:table-cell>
          <table:table-cell office:value-type="float" office:value="0.000048811493" calcext:value-type="float">
            <text:p>4.881149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5-42-2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6413735" calcext:value-type="float">
            <text:p>0.0004641374</text:p>
          </table:table-cell>
          <table:table-cell office:value-type="float" office:value="0.9995359" calcext:value-type="float">
            <text:p>0.9995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01-2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4054" calcext:value-type="float">
            <text:p>0.99974054</text:p>
          </table:table-cell>
          <table:table-cell office:value-type="float" office:value="0.00025946533" calcext:value-type="float">
            <text:p>0.00025946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8-09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37365" calcext:value-type="float">
            <text:p>0.9937365</text:p>
          </table:table-cell>
          <table:table-cell office:value-type="float" office:value="0.006263435" calcext:value-type="float">
            <text:p>0.0062634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02-4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522624" calcext:value-type="float">
            <text:p>0.0001552262</text:p>
          </table:table-cell>
          <table:table-cell office:value-type="float" office:value="0.9998448" calcext:value-type="float">
            <text:p>0.9998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5-14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17" calcext:value-type="float">
            <text:p>0.99999917</text:p>
          </table:table-cell>
          <table:table-cell office:value-type="float" office:value="0.000000882241" calcext:value-type="float">
            <text:p>8.82241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6-0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396271" calcext:value-type="float">
            <text:p>0.0001839627</text:p>
          </table:table-cell>
          <table:table-cell office:value-type="float" office:value="0.9998161" calcext:value-type="float">
            <text:p>0.99981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5-16-4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106705" calcext:value-type="float">
            <text:p>3.106705E-05</text:p>
          </table:table-cell>
          <table:table-cell office:value-type="float" office:value="0.9999689" calcext:value-type="float">
            <text:p>0.99996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44-3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9015" calcext:value-type="float">
            <text:p>0.99919015</text:p>
          </table:table-cell>
          <table:table-cell office:value-type="float" office:value="0.00080984074" calcext:value-type="float">
            <text:p>0.00080984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51-0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437" calcext:value-type="float">
            <text:p>0.99988437</text:p>
          </table:table-cell>
          <table:table-cell office:value-type="float" office:value="0.00011558864" calcext:value-type="float">
            <text:p>0.00011558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0-49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8521" calcext:value-type="float">
            <text:p>0.9968521</text:p>
          </table:table-cell>
          <table:table-cell office:value-type="float" office:value="0.003147915" calcext:value-type="float">
            <text:p>0.0031479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91" calcext:value-type="float">
            <text:p>0.9998791</text:p>
          </table:table-cell>
          <table:table-cell office:value-type="float" office:value="0.00012085344" calcext:value-type="float">
            <text:p>0.00012085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2-0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63" calcext:value-type="float">
            <text:p>0.9999263</text:p>
          </table:table-cell>
          <table:table-cell office:value-type="float" office:value="0.000073646166" calcext:value-type="float">
            <text:p>7.364616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3-00-1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28" calcext:value-type="float">
            <text:p>0.9999628</text:p>
          </table:table-cell>
          <table:table-cell office:value-type="float" office:value="0.000037230955" calcext:value-type="float">
            <text:p>0.000037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5-4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311224" calcext:value-type="float">
            <text:p>0.0007311224</text:p>
          </table:table-cell>
          <table:table-cell office:value-type="float" office:value="0.99926883" calcext:value-type="float">
            <text:p>0.999268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2-5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148" calcext:value-type="float">
            <text:p>0.9987148</text:p>
          </table:table-cell>
          <table:table-cell office:value-type="float" office:value="0.001285183" calcext:value-type="float">
            <text:p>0.0012851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4-57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179021" calcext:value-type="float">
            <text:p>6.179021E-05</text:p>
          </table:table-cell>
          <table:table-cell office:value-type="float" office:value="0.99993825" calcext:value-type="float">
            <text:p>0.999938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2-2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7831964" calcext:value-type="float">
            <text:p>0.0003783196</text:p>
          </table:table-cell>
          <table:table-cell office:value-type="float" office:value="0.9996216" calcext:value-type="float">
            <text:p>0.9996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7-16-3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359349" calcext:value-type="float">
            <text:p>0.0001035935</text:p>
          </table:table-cell>
          <table:table-cell office:value-type="float" office:value="0.9998964" calcext:value-type="float">
            <text:p>0.9998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4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1479" calcext:value-type="float">
            <text:p>0.9951479</text:p>
          </table:table-cell>
          <table:table-cell office:value-type="float" office:value="0.0048521003" calcext:value-type="float">
            <text:p>0.0048521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2-4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8055" calcext:value-type="float">
            <text:p>0.99878055</text:p>
          </table:table-cell>
          <table:table-cell office:value-type="float" office:value="0.001219404" calcext:value-type="float">
            <text:p>0.001219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3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35485" calcext:value-type="float">
            <text:p>0.99835485</text:p>
          </table:table-cell>
          <table:table-cell office:value-type="float" office:value="0.001645144" calcext:value-type="float">
            <text:p>0.001645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05-4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17" calcext:value-type="float">
            <text:p>0.9998617</text:p>
          </table:table-cell>
          <table:table-cell office:value-type="float" office:value="0.000138298" calcext:value-type="float">
            <text:p>0.0001382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5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2774" calcext:value-type="float">
            <text:p>0.9952774</text:p>
          </table:table-cell>
          <table:table-cell office:value-type="float" office:value="0.004722653" calcext:value-type="float">
            <text:p>0.0047226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3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735" calcext:value-type="float">
            <text:p>0.9990735</text:p>
          </table:table-cell>
          <table:table-cell office:value-type="float" office:value="0.0009264717" calcext:value-type="float">
            <text:p>0.00092647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40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1395" calcext:value-type="float">
            <text:p>0.99931395</text:p>
          </table:table-cell>
          <table:table-cell office:value-type="float" office:value="0.00068604946" calcext:value-type="float">
            <text:p>0.0006860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5-4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325585" calcext:value-type="float">
            <text:p>0.99325585</text:p>
          </table:table-cell>
          <table:table-cell office:value-type="float" office:value="0.006744127" calcext:value-type="float">
            <text:p>0.0067441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06-3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25" calcext:value-type="float">
            <text:p>0.9999325</text:p>
          </table:table-cell>
          <table:table-cell office:value-type="float" office:value="0.00006745432" calcext:value-type="float">
            <text:p>6.74543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45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8795777" calcext:value-type="float">
            <text:p>8.795777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04-4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385" calcext:value-type="float">
            <text:p>0.9997385</text:p>
          </table:table-cell>
          <table:table-cell office:value-type="float" office:value="0.0002614781" calcext:value-type="float">
            <text:p>0.0002614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4-11-5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8166657" calcext:value-type="float">
            <text:p>5.8166657E-05</text:p>
          </table:table-cell>
          <table:table-cell office:value-type="float" office:value="0.9999418" calcext:value-type="float">
            <text:p>0.99994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1-35-3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5624206" calcext:value-type="float">
            <text:p>0.0002562421</text:p>
          </table:table-cell>
          <table:table-cell office:value-type="float" office:value="0.99974376" calcext:value-type="float">
            <text:p>0.99974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38-1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6303386" calcext:value-type="float">
            <text:p>8.6303386E-05</text:p>
          </table:table-cell>
          <table:table-cell office:value-type="float" office:value="0.9999137" calcext:value-type="float">
            <text:p>0.9999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9-0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9266288" calcext:value-type="float">
            <text:p>2.9266288E-05</text:p>
          </table:table-cell>
          <table:table-cell office:value-type="float" office:value="0.9999707" calcext:value-type="float">
            <text:p>0.99997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5-2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414355" calcext:value-type="float">
            <text:p>0.99414355</text:p>
          </table:table-cell>
          <table:table-cell office:value-type="float" office:value="0.0058564977" calcext:value-type="float">
            <text:p>0.0058564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8-04-3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257717" calcext:value-type="float">
            <text:p>0.0001325772</text:p>
          </table:table-cell>
          <table:table-cell office:value-type="float" office:value="0.99986744" calcext:value-type="float">
            <text:p>0.999867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0-47-4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54007513" calcext:value-type="float">
            <text:p>0.0054007513</text:p>
          </table:table-cell>
          <table:table-cell office:value-type="float" office:value="0.9945992" calcext:value-type="float">
            <text:p>0.99459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9-3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576485" calcext:value-type="float">
            <text:p>0.99576485</text:p>
          </table:table-cell>
          <table:table-cell office:value-type="float" office:value="0.004235131" calcext:value-type="float">
            <text:p>0.004235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1-10-2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406" calcext:value-type="float">
            <text:p>0.9993406</text:p>
          </table:table-cell>
          <table:table-cell office:value-type="float" office:value="0.0006593648" calcext:value-type="float">
            <text:p>0.00065936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2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4997414" calcext:value-type="float">
            <text:p>4.4997414E-05</text:p>
          </table:table-cell>
          <table:table-cell office:value-type="float" office:value="0.99995506" calcext:value-type="float">
            <text:p>0.99995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3-46-2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2096" calcext:value-type="float">
            <text:p>0.9982096</text:p>
          </table:table-cell>
          <table:table-cell office:value-type="float" office:value="0.0017904661" calcext:value-type="float">
            <text:p>0.00179046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8-06-2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26118" calcext:value-type="float">
            <text:p>0.0001426118</text:p>
          </table:table-cell>
          <table:table-cell office:value-type="float" office:value="0.9998574" calcext:value-type="float">
            <text:p>0.99985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6-46-4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734492" calcext:value-type="float">
            <text:p>5.734492E-05</text:p>
          </table:table-cell>
          <table:table-cell office:value-type="float" office:value="0.99994266" calcext:value-type="float">
            <text:p>0.999942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57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6486" calcext:value-type="float">
            <text:p>0.99906486</text:p>
          </table:table-cell>
          <table:table-cell office:value-type="float" office:value="0.00093515456" calcext:value-type="float">
            <text:p>0.0009351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5-41-16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1974204" calcext:value-type="float">
            <text:p>0.0011974204</text:p>
          </table:table-cell>
          <table:table-cell office:value-type="float" office:value="0.99880254" calcext:value-type="float">
            <text:p>0.99880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8-0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605" calcext:value-type="float">
            <text:p>0.99998605</text:p>
          </table:table-cell>
          <table:table-cell office:value-type="float" office:value="0.000013908018" calcext:value-type="float">
            <text:p>0.0000139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42-1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51" calcext:value-type="float">
            <text:p>0.9999851</text:p>
          </table:table-cell>
          <table:table-cell office:value-type="float" office:value="0.000014954447" calcext:value-type="float">
            <text:p>1.495444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04-4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6611" calcext:value-type="float">
            <text:p>0.9976611</text:p>
          </table:table-cell>
          <table:table-cell office:value-type="float" office:value="0.002338868" calcext:value-type="float">
            <text:p>0.002338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8-0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863" calcext:value-type="float">
            <text:p>0.99995863</text:p>
          </table:table-cell>
          <table:table-cell office:value-type="float" office:value="0.000041322466" calcext:value-type="float">
            <text:p>4.132246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7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696" calcext:value-type="float">
            <text:p>0.9997696</text:p>
          </table:table-cell>
          <table:table-cell office:value-type="float" office:value="0.00023032789" calcext:value-type="float">
            <text:p>0.00023032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0-2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2159568" calcext:value-type="float">
            <text:p>0.0002215957</text:p>
          </table:table-cell>
          <table:table-cell office:value-type="float" office:value="0.99977845" calcext:value-type="float">
            <text:p>0.99977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4-04-10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2016957" calcext:value-type="float">
            <text:p>0.0006201696</text:p>
          </table:table-cell>
          <table:table-cell office:value-type="float" office:value="0.99937975" calcext:value-type="float">
            <text:p>0.999379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7-00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09" calcext:value-type="float">
            <text:p>0.9998809</text:p>
          </table:table-cell>
          <table:table-cell office:value-type="float" office:value="0.0001190364" calcext:value-type="float">
            <text:p>0.00011903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6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327" calcext:value-type="float">
            <text:p>0.9995327</text:p>
          </table:table-cell>
          <table:table-cell office:value-type="float" office:value="0.00046728906" calcext:value-type="float">
            <text:p>0.00046728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46-2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0.00000018676474" calcext:value-type="float">
            <text:p>1.8676474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8-28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478543" calcext:value-type="float">
            <text:p>0.0001347854</text:p>
          </table:table-cell>
          <table:table-cell office:value-type="float" office:value="0.9998652" calcext:value-type="float">
            <text:p>0.99986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3-37-4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504" calcext:value-type="float">
            <text:p>0.9995504</text:p>
          </table:table-cell>
          <table:table-cell office:value-type="float" office:value="0.0004496156" calcext:value-type="float">
            <text:p>0.0004496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7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6903" calcext:value-type="float">
            <text:p>0.99976903</text:p>
          </table:table-cell>
          <table:table-cell office:value-type="float" office:value="0.0002309522" calcext:value-type="float">
            <text:p>0.00023095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1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558751" calcext:value-type="float">
            <text:p>0.9558751</text:p>
          </table:table-cell>
          <table:table-cell office:value-type="float" office:value="0.04412486" calcext:value-type="float">
            <text:p>0.04412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8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316" calcext:value-type="float">
            <text:p>0.9992316</text:p>
          </table:table-cell>
          <table:table-cell office:value-type="float" office:value="0.0007683833" calcext:value-type="float">
            <text:p>0.0007683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4-57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111" calcext:value-type="float">
            <text:p>0.9997111</text:p>
          </table:table-cell>
          <table:table-cell office:value-type="float" office:value="0.0002888834" calcext:value-type="float">
            <text:p>0.00028888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5-53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1475927" calcext:value-type="float">
            <text:p>0.0004147593</text:p>
          </table:table-cell>
          <table:table-cell office:value-type="float" office:value="0.9995852" calcext:value-type="float">
            <text:p>0.99958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30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718925" calcext:value-type="float">
            <text:p>4.718925E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28-4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54704192" calcext:value-type="float">
            <text:p>5.4704192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2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305385" calcext:value-type="float">
            <text:p>0.99305385</text:p>
          </table:table-cell>
          <table:table-cell office:value-type="float" office:value="0.0069460864" calcext:value-type="float">
            <text:p>0.0069460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8-1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567" calcext:value-type="float">
            <text:p>0.9996567</text:p>
          </table:table-cell>
          <table:table-cell office:value-type="float" office:value="0.00034332127" calcext:value-type="float">
            <text:p>0.00034332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4-14-59-4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7875125" calcext:value-type="float">
            <text:p>0.0027875125</text:p>
          </table:table-cell>
          <table:table-cell office:value-type="float" office:value="0.99721247" calcext:value-type="float">
            <text:p>0.997212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6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1" calcext:value-type="float">
            <text:p>1</text:p>
          </table:table-cell>
          <table:table-cell office:value-type="float" office:value="0.0000000013165417" calcext:value-type="float">
            <text:p>1.3165417E-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43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4915647" calcext:value-type="float">
            <text:p>0.0002491565</text:p>
          </table:table-cell>
          <table:table-cell office:value-type="float" office:value="0.9997508" calcext:value-type="float">
            <text:p>0.9997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5-05-1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757824" calcext:value-type="float">
            <text:p>0.9757824</text:p>
          </table:table-cell>
          <table:table-cell office:value-type="float" office:value="0.024217661" calcext:value-type="float">
            <text:p>0.0242176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6-24-31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7956375" calcext:value-type="float">
            <text:p>6.7956375E-05</text:p>
          </table:table-cell>
          <table:table-cell office:value-type="float" office:value="0.99993205" calcext:value-type="float">
            <text:p>0.999932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33-39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049" calcext:value-type="float">
            <text:p>0.9990049</text:p>
          </table:table-cell>
          <table:table-cell office:value-type="float" office:value="0.0009950981" calcext:value-type="float">
            <text:p>0.00099509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1-41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0967576" calcext:value-type="float">
            <text:p>0.0001009676</text:p>
          </table:table-cell>
          <table:table-cell office:value-type="float" office:value="0.999899" calcext:value-type="float">
            <text:p>0.9998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15-14-53-24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413959" calcext:value-type="float">
            <text:p>0.0001841396</text:p>
          </table:table-cell>
          <table:table-cell office:value-type="float" office:value="0.9998159" calcext:value-type="float">
            <text:p>0.99981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32-4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773" calcext:value-type="float">
            <text:p>0.9996773</text:p>
          </table:table-cell>
          <table:table-cell office:value-type="float" office:value="0.00032274035" calcext:value-type="float">
            <text:p>0.0003227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9-15-07-15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315599" calcext:value-type="float">
            <text:p>0.0004315599</text:p>
          </table:table-cell>
          <table:table-cell office:value-type="float" office:value="0.9995684" calcext:value-type="float">
            <text:p>0.99956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7-17-14-59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47961" calcext:value-type="float">
            <text:p>0.0001447961</text:p>
          </table:table-cell>
          <table:table-cell office:value-type="float" office:value="0.99985516" calcext:value-type="float">
            <text:p>0.999855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48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7997" calcext:value-type="float">
            <text:p>0.99957997</text:p>
          </table:table-cell>
          <table:table-cell office:value-type="float" office:value="0.00042001047" calcext:value-type="float">
            <text:p>0.00042001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5-10-11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61283" calcext:value-type="float">
            <text:p>0.99761283</text:p>
          </table:table-cell>
          <table:table-cell office:value-type="float" office:value="0.0023872128" calcext:value-type="float">
            <text:p>0.0023872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6-55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0385" calcext:value-type="float">
            <text:p>0.99950385</text:p>
          </table:table-cell>
          <table:table-cell office:value-type="float" office:value="0.00049611536" calcext:value-type="float">
            <text:p>0.0004961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4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953" calcext:value-type="float">
            <text:p>0.99991953</text:p>
          </table:table-cell>
          <table:table-cell office:value-type="float" office:value="0.00008047101" calcext:value-type="float">
            <text:p>0.0000804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18-24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289" calcext:value-type="float">
            <text:p>0.9995289</text:p>
          </table:table-cell>
          <table:table-cell office:value-type="float" office:value="0.00047115685" calcext:value-type="float">
            <text:p>0.0004711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29-5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09" calcext:value-type="float">
            <text:p>0.9999709</text:p>
          </table:table-cell>
          <table:table-cell office:value-type="float" office:value="0.000029084604" calcext:value-type="float">
            <text:p>2.908460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2-2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799517" calcext:value-type="float">
            <text:p>0.9799517</text:p>
          </table:table-cell>
          <table:table-cell office:value-type="float" office:value="0.020048251" calcext:value-type="float">
            <text:p>0.020048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8-1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093" calcext:value-type="float">
            <text:p>0.9991093</text:p>
          </table:table-cell>
          <table:table-cell office:value-type="float" office:value="0.0008906561" calcext:value-type="float">
            <text:p>0.00089065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8-5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799" calcext:value-type="float">
            <text:p>0.9996799</text:p>
          </table:table-cell>
          <table:table-cell office:value-type="float" office:value="0.00032012517" calcext:value-type="float">
            <text:p>0.0003201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4-38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81099856" calcext:value-type="float">
            <text:p>0.81099856</text:p>
          </table:table-cell>
          <table:table-cell office:value-type="float" office:value="0.1890015" calcext:value-type="float">
            <text:p>0.1890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8-15-40-17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9622982" calcext:value-type="float">
            <text:p>0.0002962298</text:p>
          </table:table-cell>
          <table:table-cell office:value-type="float" office:value="0.9997037" calcext:value-type="float">
            <text:p>0.9997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30-13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866" calcext:value-type="float">
            <text:p>0.99988866</text:p>
          </table:table-cell>
          <table:table-cell office:value-type="float" office:value="0.00011138193" calcext:value-type="float">
            <text:p>0.00011138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28-16-56-32.png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089862" calcext:value-type="float">
            <text:p>0.0005089862</text:p>
          </table:table-cell>
          <table:table-cell office:value-type="float" office:value="0.999491" calcext:value-type="float">
            <text:p>0.9994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30-36.png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1017" calcext:value-type="float">
            <text:p>0.99951017</text:p>
          </table:table-cell>
          <table:table-cell office:value-type="float" office:value="0.00048977725" calcext:value-type="float">
            <text:p>0.00048977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formula="of:=SUM([.F2:.F661])" office:value-type="float" office:value="659" calcext:value-type="float">
            <text:p>659</text:p>
          </table:table-cell>
          <table:table-cell table:formula="of:=[.F662]/660" office:value-type="float" office:value="0.998484848484848" calcext:value-type="float">
            <text:p>0.9984848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12:56:20.622289732</dc:date>
    <meta:editing-duration>PT2M22S</meta:editing-duration>
    <meta:editing-cycles>1</meta:editing-cycles>
    <meta:document-statistic meta:table-count="1" meta:cell-count="3968" meta:object-count="0"/>
    <meta:generator>LibreOffice/5.1.6.2$Linux_X86_64 LibreOffice_project/10m0$Build-2</meta:generator>
  </office:meta>
</office:document-meta>
</file>